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4mm"/>
    </style:style>
    <style:style style:name="co2" style:family="table-column">
      <style:table-column-properties fo:break-before="auto" style:column-width="77.82mm"/>
    </style:style>
    <style:style style:name="co3" style:family="table-column">
      <style:table-column-properties fo:break-before="auto" style:column-width="22.58mm"/>
    </style:style>
    <style:style style:name="co4" style:family="table-column">
      <style:table-column-properties fo:break-before="auto" style:column-width="24.32mm"/>
    </style:style>
    <style:style style:name="co5" style:family="table-column">
      <style:table-column-properties fo:break-before="auto" style:column-width="199.04mm"/>
    </style:style>
    <style:style style:name="co6" style:family="table-column">
      <style:table-column-properties fo:break-before="auto" style:column-width="40.36mm"/>
    </style:style>
    <style:style style:name="co7" style:family="table-column">
      <style:table-column-properties fo:break-before="auto" style:column-width="96.48mm"/>
    </style:style>
    <style:style style:name="ro1" style:family="table-row">
      <style:table-row-properties style:row-height="15.79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129.19mm" fo:break-before="auto" style:use-optimal-row-height="true"/>
    </style:style>
    <style:style style:name="ro4" style:family="table-row">
      <style:table-row-properties style:row-height="9.47mm" fo:break-before="auto" style:use-optimal-row-height="false"/>
    </style:style>
    <style:style style:name="ro5" style:family="table-row">
      <style:table-row-properties style:row-height="13.69mm" fo:break-before="auto" style:use-optimal-row-height="false"/>
    </style:style>
    <style:style style:name="ro6" style:family="table-row">
      <style:table-row-properties style:row-height="13.42mm" fo:break-before="auto" style:use-optimal-row-height="false"/>
    </style:style>
    <style:style style:name="ro7" style:family="table-row">
      <style:table-row-properties style:row-height="13.16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19.21mm" fo:break-before="auto" style:use-optimal-row-height="false"/>
    </style:style>
    <style:style style:name="ro10" style:family="table-row">
      <style:table-row-properties style:row-height="34.22mm" fo:break-before="auto" style:use-optimal-row-height="true"/>
    </style:style>
    <style:style style:name="ro11" style:family="table-row">
      <style:table-row-properties style:row-height="28.95mm" fo:break-before="auto" style:use-optimal-row-height="true"/>
    </style:style>
    <style:style style:name="ro12" style:family="table-row">
      <style:table-row-properties style:row-height="159mm" fo:break-before="auto" style:use-optimal-row-height="true"/>
    </style:style>
    <style:style style:name="ro13" style:family="table-row">
      <style:table-row-properties style:row-height="44.75mm" fo:break-before="auto" style:use-optimal-row-height="true"/>
    </style:style>
    <style:style style:name="ro14" style:family="table-row">
      <style:table-row-properties style:row-height="39.48mm" fo:break-before="auto" style:use-optimal-row-height="true"/>
    </style:style>
    <style:style style:name="ro15" style:family="table-row">
      <style:table-row-properties style:row-height="16.85mm" fo:break-before="auto" style:use-optimal-row-height="true"/>
    </style:style>
    <style:style style:name="ro16" style:family="table-row">
      <style:table-row-properties style:row-height="34.01mm" fo:break-before="auto" style:use-optimal-row-height="true"/>
    </style:style>
    <style:style style:name="ro17" style:family="table-row">
      <style:table-row-properties style:row-height="38.06mm" fo:break-before="auto" style:use-optimal-row-height="false"/>
    </style:style>
    <style:style style:name="ro18" style:family="table-row">
      <style:table-row-properties style:row-height="21.45mm" fo:break-before="auto" style:use-optimal-row-height="false"/>
    </style:style>
    <style:style style:name="ro19" style:family="table-row">
      <style:table-row-properties style:row-height="17.82mm" fo:break-before="auto" style:use-optimal-row-height="false"/>
    </style:style>
    <style:style style:name="ro20" style:family="table-row">
      <style:table-row-properties style:row-height="58.72mm" fo:break-before="auto" style:use-optimal-row-height="false"/>
    </style:style>
    <style:style style:name="ro21" style:family="table-row">
      <style:table-row-properties style:row-height="36.04mm" fo:break-before="auto" style:use-optimal-row-height="false"/>
    </style:style>
    <style:style style:name="ro22" style:family="table-row">
      <style:table-row-properties style:row-height="32mm" fo:break-before="auto" style:use-optimal-row-height="false"/>
    </style:style>
    <style:style style:name="ro23" style:family="table-row">
      <style:table-row-properties style:row-height="19.03mm" fo:break-before="auto" style:use-optimal-row-height="false"/>
    </style:style>
    <style:style style:name="ro24" style:family="table-row">
      <style:table-row-properties style:row-height="35.22mm" fo:break-before="auto" style:use-optimal-row-height="false"/>
    </style:style>
    <style:style style:name="ro25" style:family="table-row">
      <style:table-row-properties style:row-height="46.97mm" fo:break-before="auto" style:use-optimal-row-height="false"/>
    </style:style>
    <style:style style:name="ro26" style:family="table-row">
      <style:table-row-properties style:row-height="39.28mm" fo:break-before="auto" style:use-optimal-row-height="false"/>
    </style:style>
    <style:style style:name="ro27" style:family="table-row">
      <style:table-row-properties style:row-height="45.28mm" fo:break-before="auto" style:use-optimal-row-height="true"/>
    </style:style>
    <style:style style:name="ro28" style:family="table-row">
      <style:table-row-properties style:row-height="35.79mm" fo:break-before="auto" style:use-optimal-row-height="true"/>
    </style:style>
    <style:style style:name="ro29" style:family="table-row">
      <style:table-row-properties style:row-height="21.57mm" fo:break-before="auto" style:use-optimal-row-height="true"/>
    </style:style>
    <style:style style:name="ro30" style:family="table-row">
      <style:table-row-properties style:row-height="34.01mm" fo:break-before="auto" style:use-optimal-row-height="false"/>
    </style:style>
    <style:style style:name="ro31" style:family="table-row">
      <style:table-row-properties style:row-height="40.09mm" fo:break-before="auto" style:use-optimal-row-height="false"/>
    </style:style>
    <style:style style:name="ro32" style:family="table-row">
      <style:table-row-properties style:row-height="18.22mm" fo:break-before="auto" style:use-optimal-row-height="true"/>
    </style:style>
    <style:style style:name="ro33" style:family="table-row">
      <style:table-row-properties style:row-height="12.95mm" fo:break-before="auto" style:use-optimal-row-height="true"/>
    </style:style>
    <style:style style:name="ro34" style:family="table-row">
      <style:table-row-properties style:row-height="44.54mm" fo:break-before="auto" style:use-optimal-row-height="true"/>
    </style:style>
    <style:style style:name="ro35" style:family="table-row">
      <style:table-row-properties style:row-height="23.48mm" fo:break-before="auto" style:use-optimal-row-height="true"/>
    </style:style>
    <style:style style:name="ro36" style:family="table-row">
      <style:table-row-properties style:row-height="55.07mm" fo:break-before="auto" style:use-optimal-row-height="true"/>
    </style:style>
    <style:style style:name="ro37" style:family="table-row">
      <style:table-row-properties style:row-height="52.25mm" fo:break-before="auto" style:use-optimal-row-height="false"/>
    </style:style>
    <style:style style:name="ro38" style:family="table-row">
      <style:table-row-properties style:row-height="30.37mm" fo:break-before="auto" style:use-optimal-row-height="false"/>
    </style:style>
    <style:style style:name="ro39" style:family="table-row">
      <style:table-row-properties style:row-height="18.22mm" fo:break-before="auto" style:use-optimal-row-height="false"/>
    </style:style>
    <style:style style:name="ro40" style:family="table-row">
      <style:table-row-properties style:row-height="20.25mm" fo:break-before="auto" style:use-optimal-row-height="false"/>
    </style:style>
    <style:style style:name="ro41" style:family="table-row">
      <style:table-row-properties style:row-height="29.16mm" fo:break-before="auto" style:use-optimal-row-height="false"/>
    </style:style>
    <style:style style:name="ro42" style:family="table-row">
      <style:table-row-properties style:row-height="12.1mm" fo:break-before="auto" style:use-optimal-row-height="true"/>
    </style:style>
    <style:style style:name="ro43" style:family="table-row">
      <style:table-row-properties style:row-height="26.32mm" fo:break-before="auto" style:use-optimal-row-height="true"/>
    </style:style>
    <style:style style:name="ro44" style:family="table-row">
      <style:table-row-properties style:row-height="41.31mm" fo:break-before="auto" style:use-optimal-row-height="false"/>
    </style:style>
    <style:style style:name="ro45" style:family="table-row">
      <style:table-row-properties style:row-height="27.94mm" fo:break-before="auto" style:use-optimal-row-height="false"/>
    </style:style>
    <style:style style:name="ro46" style:family="table-row">
      <style:table-row-properties style:row-height="66.82mm" fo:break-before="auto" style:use-optimal-row-height="false"/>
    </style:style>
    <style:style style:name="ro47" style:family="table-row">
      <style:table-row-properties style:row-height="46.16mm" fo:break-before="auto" style:use-optimal-row-height="false"/>
    </style:style>
    <style:style style:name="ro48" style:family="table-row">
      <style:table-row-properties style:row-height="91.12mm" fo:break-before="auto" style:use-optimal-row-height="false"/>
    </style:style>
    <style:style style:name="ro49" style:family="table-row">
      <style:table-row-properties style:row-height="27.13mm" fo:break-before="auto" style:use-optimal-row-height="false"/>
    </style:style>
    <style:style style:name="ro50" style:family="table-row">
      <style:table-row-properties style:row-height="17.41mm" fo:break-before="auto" style:use-optimal-row-height="false"/>
    </style:style>
    <style:style style:name="ro51" style:family="table-row">
      <style:table-row-properties style:row-height="46.57mm" fo:break-before="auto" style:use-optimal-row-height="false"/>
    </style:style>
    <style:style style:name="ro52" style:family="table-row">
      <style:table-row-properties style:row-height="47.38mm" fo:break-before="auto" style:use-optimal-row-height="false"/>
    </style:style>
    <style:style style:name="ro53" style:family="table-row">
      <style:table-row-properties style:row-height="29.56mm" fo:break-before="auto" style:use-optimal-row-height="false"/>
    </style:style>
    <style:style style:name="ro54" style:family="table-row">
      <style:table-row-properties style:row-height="44.94mm" fo:break-before="auto" style:use-optimal-row-height="false"/>
    </style:style>
    <style:style style:name="ro55" style:family="table-row">
      <style:table-row-properties style:row-height="41.72mm" fo:break-before="auto" style:use-optimal-row-height="false"/>
    </style:style>
    <style:style style:name="ro56" style:family="table-row">
      <style:table-row-properties style:row-height="42.92mm" fo:break-before="auto" style:use-optimal-row-height="false"/>
    </style:style>
    <style:style style:name="ro57" style:family="table-row">
      <style:table-row-properties style:row-height="27.53mm" fo:break-before="auto" style:use-optimal-row-height="false"/>
    </style:style>
    <style:style style:name="ro58" style:family="table-row">
      <style:table-row-properties style:row-height="39.69mm" fo:break-before="auto" style:use-optimal-row-height="false"/>
    </style:style>
    <style:style style:name="ro59" style:family="table-row">
      <style:table-row-properties style:row-height="40.9mm" fo:break-before="auto" style:use-optimal-row-height="false"/>
    </style:style>
    <style:style style:name="ro60" style:family="table-row">
      <style:table-row-properties style:row-height="33.6mm" fo:break-before="auto" style:use-optimal-row-height="false"/>
    </style:style>
    <style:style style:name="ro61" style:family="table-row">
      <style:table-row-properties style:row-height="45.35mm" fo:break-before="auto" style:use-optimal-row-height="false"/>
    </style:style>
    <style:style style:name="ro62" style:family="table-row">
      <style:table-row-properties style:row-height="12.63mm" fo:break-before="auto" style:use-optimal-row-height="true"/>
    </style:style>
    <style:style style:name="ro63" style:family="table-row">
      <style:table-row-properties style:row-height="54.75mm" fo:break-before="auto" style:use-optimal-row-height="true"/>
    </style:style>
    <style:style style:name="ro64" style:family="table-row">
      <style:table-row-properties style:row-height="22.63mm" fo:break-before="auto" style:use-optimal-row-height="true"/>
    </style:style>
    <style:style style:name="ro65" style:family="table-row">
      <style:table-row-properties style:row-height="7.69mm" fo:break-before="auto" style:use-optimal-row-height="true"/>
    </style:style>
    <style:style style:name="ro66" style:family="table-row">
      <style:table-row-properties style:row-height="39.28mm" fo:break-before="auto" style:use-optimal-row-height="true"/>
    </style:style>
    <style:style style:name="ro67" style:family="table-row">
      <style:table-row-properties style:row-height="28.75mm" fo:break-before="auto" style:use-optimal-row-height="true"/>
    </style:style>
    <style:style style:name="ro68" style:family="table-row">
      <style:table-row-properties style:row-height="60.34mm" fo:break-before="auto" style:use-optimal-row-height="true"/>
    </style:style>
    <style:style style:name="ro6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fo:border="0.06pt solid #000000" fo:padding="1.5mm" style:vertical-align="middle"/>
      <style:paragraph-properties fo:text-align="center"/>
      <style:text-properties fo:color="#000000" style:font-name="Arial" fo:font-size="12pt" style:text-underline-style="none" fo:font-weight="bold" style:font-size-asian="12pt" style:font-weight-asian="bold" style:font-size-complex="12pt" style:font-weight-complex="bold"/>
    </style:style>
    <style:style style:name="ce2" style:family="table-cell" style:parent-style-name="Default">
      <style:table-cell-properties style:text-align-source="fix" style:repeat-content="false" fo:background-color="transparent" fo:wrap-option="wrap" fo:border="0.06pt solid #000000" fo:padding="1.5mm" style:vertical-align="middle"/>
      <style:paragraph-properties fo:text-align="center"/>
      <style:text-properties fo:color="#ffffff" style:font-name="Arial"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999999" fo:wrap-option="wrap" fo:border="0.06pt solid #000000" fo:padding="1.5mm" style:vertical-align="middle"/>
      <style:text-properties fo:color="#ffffff" style:font-name="Arial" fo:font-size="12pt" style:text-underline-style="none" fo:font-weight="bold" style:font-size-asian="12pt" style:font-weight-asian="bold" style:font-size-complex="12pt" style:font-weight-complex="bold"/>
    </style:style>
    <style:style style:name="ce4" style:family="table-cell" style:parent-style-name="Default">
      <style:table-cell-properties fo:background-color="#999999" style:text-align-source="fix" style:repeat-content="false" fo:wrap-option="wrap" fo:border="0.06pt solid #000000" fo:padding="1.5mm" style:vertical-align="middle"/>
      <style:paragraph-properties fo:text-align="center" fo:margin-left="0mm"/>
      <style:text-properties fo:color="#ffffff" style:font-name="Arial" fo:font-size="12pt" style:text-underline-style="none" fo:font-weight="bold" style:font-size-asian="12pt" style:font-weight-asian="bold" style:font-size-complex="12pt" style:font-weight-complex="bold"/>
    </style:style>
    <style:style style:name="ce5" style:family="table-cell" style:parent-style-name="Default">
      <style:table-cell-properties style:text-align-source="fix" style:repeat-content="false" fo:wrap-option="wrap" fo:border="0.06pt solid #000000" fo:padding="1.5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6pt solid #000000" fo:padding="1.5mm"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wrap" fo:border="0.06pt solid #000000" fo:padding="1.5mm" style:vertical-align="middle"/>
      <style:paragraph-properties fo:text-align="center" fo:margin-left="0mm"/>
      <style:text-properties style:use-window-font-color="true" style:text-outline="false" style:text-line-through-style="none" style:text-line-through-type="none" style:font-name="Arial"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fo:padding="1.5mm" style:vertical-align="middle"/>
      <style:paragraph-properties fo:text-align="start" fo:margin-left="0mm"/>
      <style:text-properties style:use-window-font-color="true" style:text-outline="false" style:text-line-through-style="none" style:text-line-through-type="none" style:font-name="Arial"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vertical-align="middle"/>
      <style:text-properties fo:font-weight="bold" style:font-weight-asian="bold" style:font-weight-complex="bold"/>
    </style:style>
    <style:style style:name="ce10" style:family="table-cell" style:parent-style-name="Default">
      <style:table-cell-properties style:text-align-source="fix" style:repeat-content="false" fo:background-color="transparent" fo:wrap-option="wrap" fo:border="0.06pt solid #000000" fo:padding="1.5mm" style:vertical-align="middle"/>
      <style:paragraph-properties fo:text-align="start" fo:margin-left="0mm"/>
      <style:text-properties fo:color="#000000" style:font-name="Arial" fo:font-size="10pt" style:text-underline-style="none" fo:font-weight="bold" style:font-size-asian="10pt" style:font-weight-asian="bold" style:font-size-complex="10pt" style:font-weight-complex="bold"/>
    </style:style>
    <style:style style:name="ce11" style:family="table-cell" style:parent-style-name="Default">
      <style:table-cell-properties fo:wrap-option="wrap" fo:border="0.06pt solid #000000" fo:padding="1.5mm" style:vertical-align="middle"/>
      <style:text-properties style:use-window-font-color="true" style:text-outline="false" style:text-line-through-style="none" style:text-line-through-type="none" style:font-name="Arial" fo:font-size="12pt" fo:language="pt" fo:country="B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6pt solid #000000" fo:padding="1.5mm" style:vertical-align="middle"/>
      <style:text-properties style:font-name="Arial" fo:font-size="12pt" style:font-size-asian="12pt" style:font-size-complex="12pt"/>
    </style:style>
    <style:style style:name="ce13" style:family="table-cell" style:parent-style-name="Default">
      <style:table-cell-properties fo:wrap-option="wrap" fo:border="0.06pt solid #000000" fo:padding="1.5mm" style:vertical-align="middle"/>
      <style:text-properties fo:color="#000000" style:font-name="Arial" fo:font-size="12pt" style:font-size-asian="12pt" style:font-size-complex="12pt"/>
    </style:style>
    <style:style style:name="ce14" style:family="table-cell" style:parent-style-name="Default">
      <style:table-cell-properties fo:wrap-option="wrap" fo:border="0.06pt solid #000000" fo:padding="1.5mm" style:vertical-align="middle"/>
      <style:text-properties fo:color="#000000" style:text-outline="false" style:text-line-through-style="none" style:text-line-through-type="none" style:font-name="Arial" fo:font-size="12pt" fo:language="pt" fo:country="B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vertical-align="middle"/>
    </style:style>
    <style:style style:name="ce16" style:family="table-cell" style:parent-style-name="Default">
      <style:table-cell-properties fo:background-color="transparent" fo:wrap-option="wrap" fo:border="0.06pt solid #000000" fo:padding="1.5mm" style:vertical-align="middle"/>
      <style:text-properties fo:color="#ffffff" style:font-name="Arial" fo:font-size="12pt" style:text-underline-style="none" fo:font-weight="bold" style:font-size-asian="12pt" style:font-weight-asian="bold" style:font-size-complex="12pt" style:font-weight-complex="bold"/>
    </style:style>
    <style:style style:name="ce17" style:family="table-cell" style:parent-style-name="Default">
      <style:table-cell-properties style:text-align-source="fix" style:repeat-content="false" fo:wrap-option="wrap" fo:border="0.06pt solid #000000" fo:padding="1.5mm" style:vertical-align="middle"/>
      <style:paragraph-properties fo:text-align="center" fo:margin-left="0mm"/>
      <style:text-properties style:font-name="Arial" fo:font-size="12pt" style:font-size-asian="12pt" style:font-size-complex="12pt"/>
    </style:style>
    <style:style style:name="ce18" style:family="table-cell" style:parent-style-name="Default">
      <style:table-cell-properties style:text-align-source="fix" style:repeat-content="false" fo:wrap-option="wrap" fo:border="0.06pt solid #000000" fo:padding="1.5mm" style:vertical-align="middle"/>
      <style:paragraph-properties fo:text-align="center" fo:margin-left="0mm"/>
      <style:text-properties fo:color="#000000" style:font-name="Arial" fo:font-size="12pt" style:font-size-asian="12pt" style:font-size-complex="12pt"/>
    </style:style>
    <style:style style:name="ce19" style:family="table-cell" style:parent-style-name="Default">
      <style:table-cell-properties style:text-align-source="fix" style:repeat-content="false" fo:background-color="transparent" fo:wrap-option="wrap" fo:border="0.06pt solid #000000" fo:padding="1.5mm" style:vertical-align="middle"/>
      <style:paragraph-properties fo:text-align="center" fo:margin-left="0mm"/>
      <style:text-properties fo:color="#ffffff" style:font-name="Arial" fo:font-size="12pt" style:text-underline-style="none" fo:font-weight="bold" style:font-size-asian="12pt" style:font-weight-asian="bold" style:font-size-complex="12pt" style:font-weight-complex="bold"/>
    </style:style>
    <style:style style:name="ce20" style:family="table-cell" style:parent-style-name="Default">
      <style:table-cell-properties fo:background-color="transparent" fo:wrap-option="wrap" style:vertical-align="middle"/>
    </style:style>
    <style:style style:name="ce21" style:family="table-cell" style:parent-style-name="Default">
      <style:table-cell-properties fo:background-color="transparent"/>
    </style:style>
    <style:style style:name="T1" style:family="text">
      <style:text-properties fo:font-weight="normal" style:font-weight-asian="normal" style:font-weight-complex="norm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style:font-name="Arial"/>
    </style:style>
  </office:automatic-styles>
  <office:body>
    <office:spreadsheet>
      <table:calculation-settings table:automatic-find-labels="false"/>
      <table:table table:name="Anexo D – Pontos de Checagem verificáveis por avaliação Humana" table:style-name="ta1">
        <table:table-column table:style-name="co1" table:default-cell-style-name="ce9"/>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3" table:number-columns-repeated="1016" table:default-cell-style-name="ce15"/>
        <table:table-row table:style-name="ro1">
          <table:table-cell table:style-name="ce1" office:value-type="string" calcext:value-type="string" table:number-columns-spanned="7" table:number-rows-spanned="1">
            <text:p>Anexo D – Pontos de Checagem verificáveis por avaliação Humana – Versão 1.0</text:p>
          </table:table-cell>
          <table:covered-table-cell table:style-name="ce2"/>
          <table:covered-table-cell table:number-columns-repeated="3" table:style-name="ce16"/>
          <table:covered-table-cell table:style-name="ce19"/>
          <table:covered-table-cell table:style-name="ce16"/>
          <table:table-cell table:number-columns-repeated="1016"/>
        </table:table-row>
        <table:table-row table:style-name="ro2">
          <table:table-cell table:style-name="ce2" table:number-columns-spanned="7" table:number-rows-spanned="1"/>
          <table:covered-table-cell table:style-name="ce2"/>
          <table:covered-table-cell table:number-columns-repeated="3" table:style-name="ce16"/>
          <table:covered-table-cell table:style-name="ce19"/>
          <table:covered-table-cell table:style-name="ce16"/>
          <table:table-cell table:number-columns-repeated="1016"/>
        </table:table-row>
        <table:table-row table:style-name="ro3">
          <table:table-cell table:style-name="ce3" office:value-type="string" calcext:value-type="string">
            <text:p>Informações sobre os campos:</text:p>
          </table:table-cell>
          <table:table-cell table:style-name="ce10" office:value-type="string" calcext:value-type="string" table:number-columns-spanned="6" table:number-rows-spanned="1">
            <text:p>Identificação da Página: <text:span text:style-name="T1">Informar a identificação da página, seja o título, exemplo “Página Inicial do Ministério do Planejamento” ou “Tela de cadastro de dependentes do SIAPE”</text:span></text:p>
            <text:p/>
            <text:p><text:span text:style-name="T2">URL:</text:span><text:span text:style-name="T3"> Endereço em que a página web avaliada está disponível.</text:span></text:p>
            <text:p/>
            <text:p><text:span text:style-name="T2">Leitor(es) de tela utilizado(s):</text:span><text:span text:style-name="T3"> Indicar a tecnologia assistiva utilizada para fazer a leitura da página, indicando, também a versão usada.</text:span></text:p>
            <text:p/>
            <text:p><text:span text:style-name="T2">Navegador(es) utilizado(s)</text:span><text:span text:style-name="T3">: Informar os navegadores de página web utilizados na avaliação, indicando, também a versão usada.</text:span></text:p>
            <text:p/>
            <text:p><text:span text:style-name="T2">Data de Verificação:</text:span><text:span text:style-name="T3"> Quando foi feita a validação.</text:span></text:p>
            <text:p/>
            <text:p><text:span text:style-name="T4">Recomendação:</text:span><text:span text:style-name="T3"> Recomendação do eMAG</text:span></text:p>
            <text:p/>
            <text:p>Pontos de checagem:<text:span text:style-name="T1"> Itens de verificação para validar o atendimento de uma das recomendações do eMAG.</text:span></text:p>
            <text:p/>
            <text:p>Passível de Verificação Automática? (PVA): <text:span text:style-name="T1">Este item pode ser validado por uma ferramenta de avaliação automática de acessibilidade, como ASES, AccessMonitor, Achecker</text:span></text:p>
            <text:p/>
            <text:p>Esperado: <text:span text:style-name="T1">Resultado esperado da avaliação do ponto de checagem em questão.</text:span></text:p>
            <text:p/>
            <text:p>Como verificar:<text:span text:style-name="T1"> Indica como se pode avaliar o item em uma validação humana, indicando, quando necessário uma ferramenta para auxiliar a avaliação do item.</text:span></text:p>
            <text:p/>
            <text:p>Encontrado: <text:span text:style-name="T1">Resultado encontrado durante a avaliação. Podendo ser SIM ou NÃO, caso o ponto de checagem tenha sido atendido ou não,ou Não aplicável, quando o ponto de checagem não se aplicar a página (exemplo: em uma página web que não sejam utilizadas imagens, os pontos de checagem não se aplicam, e se está não contiver formulários, os pontos de checagem relacionados a campos de formulário também não serão aplicáveis.)</text:span></text:p>
            <text:p/>
            <text:p>Observação: <text:span text:style-name="T1">Usado para por exemplo, justificar o porque um ponto de checagem foi classificado como não aplicável (exemplo: “Página não possui imagens”), ou para quando, um erro falso positivo for identificado (exemplo: foi acordado no contrato que a ferramenta de validação seria a ferramenta ASES, durante a avaliação de uma página que está totalmente conforme, o ASES aponta um item como erro, valida-se o item como certo em uma avaliação manual, ou utilizando outro validador automático como o Achecker e confirma-se que é “bug” do ASES, logo, no campo observação, colocar-se-á a informação no campo “Encontrado” como SIM, que o item foi atendido, e no campo Observação será colocado como foi feito a confirmação “Apesar de o ponto de checagem X ser apontado pelo ASES como erro, o mesmo foi verificado como atendido por meio da ferramenta Achecker e por checagem manual”.</text:span></text:p>
          </table:table-cell>
          <table:covered-table-cell table:number-columns-repeated="3" table:style-name="ce3"/>
          <table:covered-table-cell table:style-name="ce4"/>
          <table:covered-table-cell table:style-name="ce3"/>
          <table:table-cell table:number-columns-repeated="1016"/>
        </table:table-row>
        <table:table-row table:style-name="ro2">
          <table:table-cell table:style-name="ce2" table:number-columns-spanned="7" table:number-rows-spanned="1"/>
          <table:covered-table-cell table:style-name="ce2"/>
          <table:covered-table-cell table:number-columns-repeated="3" table:style-name="ce16"/>
          <table:covered-table-cell table:style-name="ce19"/>
          <table:covered-table-cell table:style-name="ce16"/>
          <table:table-cell table:number-columns-repeated="1016"/>
        </table:table-row>
        <table:table-row table:style-name="ro4">
          <table:table-cell table:style-name="ce3" office:value-type="string" calcext:value-type="string">
            <text:p>Identificação da Página:</text:p>
          </table:table-cell>
          <table:table-cell table:style-name="ce2" table:number-columns-spanned="6" table:number-rows-spanned="1"/>
          <table:covered-table-cell table:number-columns-repeated="3" table:style-name="ce16"/>
          <table:covered-table-cell table:style-name="ce19"/>
          <table:covered-table-cell table:style-name="ce16"/>
          <table:table-cell table:style-name="ce20"/>
          <table:table-cell table:number-columns-repeated="1015"/>
        </table:table-row>
        <table:table-row table:style-name="ro5">
          <table:table-cell table:style-name="ce3" office:value-type="string" calcext:value-type="string">
            <text:p>URL:</text:p>
          </table:table-cell>
          <table:table-cell table:style-name="ce2" table:number-columns-spanned="6" table:number-rows-spanned="1"/>
          <table:covered-table-cell table:number-columns-repeated="3" table:style-name="ce16"/>
          <table:covered-table-cell table:style-name="ce19"/>
          <table:covered-table-cell table:style-name="ce16"/>
          <table:table-cell table:style-name="ce20"/>
          <table:table-cell table:number-columns-repeated="1015"/>
        </table:table-row>
        <table:table-row table:style-name="ro6">
          <table:table-cell table:style-name="ce3" office:value-type="string" calcext:value-type="string">
            <text:p>Leitor(es) de tela(s) utilizado(s):</text:p>
          </table:table-cell>
          <table:table-cell table:style-name="ce2" table:number-columns-spanned="6" table:number-rows-spanned="1"/>
          <table:covered-table-cell table:number-columns-repeated="3" table:style-name="ce16"/>
          <table:covered-table-cell table:style-name="ce19"/>
          <table:covered-table-cell table:style-name="ce16"/>
          <table:table-cell table:style-name="ce20"/>
          <table:table-cell table:number-columns-repeated="1015"/>
        </table:table-row>
        <table:table-row table:style-name="ro7">
          <table:table-cell table:style-name="ce3" office:value-type="string" calcext:value-type="string">
            <text:p>Navegador(es) utilizado(s):</text:p>
          </table:table-cell>
          <table:table-cell table:style-name="ce2" table:number-columns-spanned="6" table:number-rows-spanned="1"/>
          <table:covered-table-cell table:number-columns-repeated="3" table:style-name="ce16"/>
          <table:covered-table-cell table:style-name="ce19"/>
          <table:covered-table-cell table:style-name="ce16"/>
          <table:table-cell table:style-name="ce21"/>
          <table:table-cell table:style-name="Default" table:number-columns-repeated="1015"/>
        </table:table-row>
        <table:table-row table:style-name="ro7">
          <table:table-cell table:style-name="ce3" office:value-type="string" calcext:value-type="string">
            <text:p>Data da verificação:</text:p>
          </table:table-cell>
          <table:table-cell table:style-name="ce2" table:number-columns-spanned="6" table:number-rows-spanned="1"/>
          <table:covered-table-cell table:number-columns-repeated="3" table:style-name="ce16"/>
          <table:covered-table-cell table:style-name="ce19"/>
          <table:covered-table-cell table:style-name="ce16"/>
          <table:table-cell table:style-name="ce21"/>
          <table:table-cell table:style-name="Default" table:number-columns-repeated="1015"/>
        </table:table-row>
        <table:table-row table:style-name="ro8">
          <table:table-cell table:style-name="ce2" table:number-columns-spanned="7" table:number-rows-spanned="1"/>
          <table:covered-table-cell table:style-name="ce2"/>
          <table:covered-table-cell table:number-columns-repeated="3" table:style-name="ce16"/>
          <table:covered-table-cell table:style-name="ce19"/>
          <table:covered-table-cell table:style-name="ce16"/>
          <table:table-cell table:style-name="Default" table:number-columns-repeated="1016"/>
        </table:table-row>
        <table:table-row table:style-name="ro9">
          <table:table-cell table:style-name="ce4" office:value-type="string" calcext:value-type="string">
            <text:p>Recomendação</text:p>
          </table:table-cell>
          <table:table-cell table:style-name="ce4" office:value-type="string" calcext:value-type="string">
            <text:p>Pontos de Checagem</text:p>
          </table:table-cell>
          <table:table-cell table:style-name="ce4" office:value-type="string" calcext:value-type="string">
            <text:p>PVA</text:p>
          </table:table-cell>
          <table:table-cell table:style-name="ce4" office:value-type="string" calcext:value-type="string">
            <text:p>Esperado</text:p>
          </table:table-cell>
          <table:table-cell table:style-name="ce4" office:value-type="string" calcext:value-type="string">
            <text:p>Como verificar</text:p>
          </table:table-cell>
          <table:table-cell table:style-name="ce4" office:value-type="string" calcext:value-type="string">
            <text:p>Encontrado (Sim/Não/Não aplicável)</text:p>
          </table:table-cell>
          <table:table-cell table:style-name="ce4" office:value-type="string" calcext:value-type="string">
            <text:p>Observação</text:p>
          </table:table-cell>
          <table:table-cell table:style-name="Default" table:number-columns-repeated="1016"/>
        </table:table-row>
        <table:table-row table:style-name="ro10">
          <table:table-cell table:style-name="ce5" office:value-type="string" calcext:value-type="string" table:number-columns-spanned="1" table:number-rows-spanned="6">
            <text:p>1.1 – Respeitar os Padrões Web</text:p>
          </table:table-cell>
          <table:table-cell table:style-name="ce11" office:value-type="string" calcext:value-type="string">
            <text:p>Foram respeitados os Padrões Web HTML? </text:p>
          </table:table-cell>
          <table:table-cell table:style-name="ce17" office:value-type="string" calcext:value-type="string">
            <text:p>SIM</text:p>
          </table:table-cell>
          <table:table-cell table:style-name="ce17" office:value-type="string" calcext:value-type="string">
            <text:p>Sim</text:p>
          </table:table-cell>
          <table:table-cell table:style-name="ce12" office:value-type="string" calcext:value-type="string">
            <text:p>Ferramenta: Serviço de Validação de Marcação (<text:a xlink:href="https://validator.w3.org/" xlink:type="simple">https://validator.w3.org/</text:a>)</text:p>
            <text:p/>
            <text:p>Utilizando o validador de código HTML do W3C, verificar se o código segue o padrão HTML declarado na página avaliada. Se forem encontrados erros, os padrões não foram respeitados.</text:p>
          </table:table-cell>
          <table:table-cell table:style-name="ce12" table:number-columns-repeated="2"/>
          <table:table-cell table:number-columns-repeated="1016"/>
        </table:table-row>
        <table:table-row table:style-name="ro10">
          <table:covered-table-cell table:style-name="ce6"/>
          <table:table-cell table:style-name="ce11" office:value-type="string" calcext:value-type="string">
            <text:p>Foram respeitados os Padrões Web CSS? </text:p>
          </table:table-cell>
          <table:table-cell table:style-name="ce17" office:value-type="string" calcext:value-type="string">
            <text:p>SIM</text:p>
          </table:table-cell>
          <table:table-cell table:style-name="ce17" office:value-type="string" calcext:value-type="string">
            <text:p>Sim</text:p>
          </table:table-cell>
          <table:table-cell table:style-name="ce12" office:value-type="string" calcext:value-type="string">
            <text:p>Ferramenta: Serviço de Validação de Marcação (<text:a xlink:href="https://jigsaw.w3.org/css-validator/" xlink:type="simple">https://jigsaw.w3.org/css-validator/</text:a>)</text:p>
            <text:p/>
            <text:p>Utilizando o validador de código CSS do W3C, verificar se o código segue das folhas de estilo é válido. Se forem encontrados erros, os padrões CSS não foram respeitados.</text:p>
          </table:table-cell>
          <table:table-cell table:style-name="ce12" table:number-columns-repeated="2"/>
          <table:table-cell table:number-columns-repeated="1016"/>
        </table:table-row>
        <table:table-row table:style-name="ro11">
          <table:covered-table-cell table:style-name="ce6"/>
          <table:table-cell table:style-name="ce11" office:value-type="string" calcext:value-type="string">
            <text:p>Foi utilizado CSS(s) in-line?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CSS, selecionar View CSS e conferir se no relatório apresentado é mostrado código CSS que não estejam em folhas de estilo externas a página avaliada.</text:p>
          </table:table-cell>
          <table:table-cell table:style-name="ce12" table:number-columns-repeated="2"/>
          <table:table-cell table:number-columns-repeated="1016"/>
        </table:table-row>
        <table:table-row table:style-name="ro11">
          <table:covered-table-cell table:style-name="ce6"/>
          <table:table-cell table:style-name="ce11" office:value-type="string" calcext:value-type="string">
            <text:p>Foi utilizado CSS(s) interno?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CSS, selecionar View CSS e conferir se no relatório apresentado é mostrado código CSS que não estejam em folhas de estilo externas a página avaliada.</text:p>
          </table:table-cell>
          <table:table-cell table:style-name="ce12" table:number-columns-repeated="2"/>
          <table:table-cell table:number-columns-repeated="1016"/>
        </table:table-row>
        <table:table-row table:style-name="ro11">
          <table:covered-table-cell table:style-name="ce6"/>
          <table:table-cell table:style-name="ce11" office:value-type="string" calcext:value-type="string">
            <text:p>Foi utilizado javascript(s) in-line?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Javascript e conferir se no relatório apresentado é mostrado código Javascript que não estejam em arquivos JS externos a página avaliada.</text:p>
          </table:table-cell>
          <table:table-cell table:style-name="ce12" table:number-columns-repeated="2"/>
          <table:table-cell table:number-columns-repeated="1016"/>
        </table:table-row>
        <table:table-row table:style-name="ro11">
          <table:covered-table-cell table:style-name="ce6"/>
          <table:table-cell table:style-name="ce11" office:value-type="string" calcext:value-type="string">
            <text:p>Foi utilizado javascript(s) interno?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Javascript e conferir se no relatório apresentado é mostrado código Javascript que não estejam em arquivos JS externos a página avaliada.</text:p>
          </table:table-cell>
          <table:table-cell table:style-name="ce12" table:number-columns-repeated="2"/>
          <table:table-cell table:number-columns-repeated="1016"/>
        </table:table-row>
        <table:table-row table:style-name="ro12">
          <table:table-cell table:style-name="ce6" office:value-type="string" calcext:value-type="string">
            <text:p>2 - Organizar o código HTML de forma lógica e semântica</text:p>
          </table:table-cell>
          <table:table-cell table:style-name="ce11" office:value-type="string" calcext:value-type="string">
            <text:p>Os elementos são utilizados de forma semântica?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Outline, selecionar Show Element Name When Outlining, em seguida:</text:p>
            <text:p>1. Selecionar a opção Outline Table, Outline Table Cells;</text:p>
            <text:p>2. Selecionar a opção Outline Headings;</text:p>
            <text:p>3. Outline Custom Elements, na janela apresentada entrar com as informações nos campos P, OL, UL, LI, e A.</text:p>
            <text:p/>
            <text:p> Na página serão mostrados os elementos selecionados e deve-se verificar o uso semântico do HTML nos elementos da página.</text:p>
            <text:p/>
            <text:p>Lista não exaustiva:</text:p>
            <text:p>O que está marcado como cabeçalhos, são realmente cabeçalho, ou há informações que deveriam ser cabeçalhos quando deveriam?</text:p>
            <text:p/>
            <text:p>Há elementos de parágrafos em branco, o que indica que foram utilizados para saltar uma linha, quando o correto seria ter utilizado o &lt;br&gt; ou CSS para dar o espaçamento necessário?</text:p>
            <text:p/>
            <text:p>Há tabelas com dados não tabulares, o que indica que foram utilizadas com fins de leiaute, quando isso deveria ter sido feito utilizando DIVs e CSS?</text:p>
            <text:p/>
            <text:p>Há elementos que são listas (OL, UL) no texto mas não estão marcadas com listas?</text:p>
            <text:p/>
            <text:p>Há elementos em listas ordenadas (OL), mas o conteúdo não está ordenado?</text:p>
            <text:p/>
            <text:p>Há elementos HTML sem conteúdo, como parágrafos, links, cabeçalhos?</text:p>
            <text:p/>
          </table:table-cell>
          <table:table-cell table:style-name="ce12" table:number-columns-repeated="2"/>
          <table:table-cell table:number-columns-repeated="1016"/>
        </table:table-row>
        <table:table-row table:style-name="ro10">
          <table:table-cell table:style-name="ce5" office:value-type="string" calcext:value-type="string" table:number-columns-spanned="1" table:number-rows-spanned="5">
            <text:p>3 - Utilizar corretamente os níveis de cabeçalho</text:p>
          </table:table-cell>
          <table:table-cell table:style-name="ce12" office:value-type="string" calcext:value-type="string">
            <text:p>Os níveis de cabeçalhos foram utilizados? </text:p>
          </table:table-cell>
          <table:table-cell table:style-name="ce17" office:value-type="string" calcext:value-type="string">
            <text:p>SIM</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se foram utilizados cabeçalhos (h1 a h6) na página.</text:p>
          </table:table-cell>
          <table:table-cell table:style-name="ce12" table:number-columns-repeated="2"/>
          <table:table-cell table:number-columns-repeated="1016"/>
        </table:table-row>
        <table:table-row table:style-name="ro13">
          <table:covered-table-cell table:style-name="ce6"/>
          <table:table-cell table:style-name="ce11" office:value-type="string" calcext:value-type="string">
            <text:p>A hierarquia dos níveis de título está correta? </text:p>
          </table:table-cell>
          <table:table-cell table:style-name="ce17" office:value-type="string" calcext:value-type="string">
            <text:p>SIM</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a hierarquia dos cabeçalhos está correta e se não falta algum cabeçalho pai (exemplo: há um cabeçalho h3, mas este não está associado a um h2)</text:p>
          </table:table-cell>
          <table:table-cell table:style-name="ce12" table:number-columns-repeated="2"/>
          <table:table-cell table:number-columns-repeated="1016"/>
        </table:table-row>
        <table:table-row table:style-name="ro14">
          <table:covered-table-cell table:style-name="ce6"/>
          <table:table-cell table:style-name="ce11" office:value-type="string" calcext:value-type="string">
            <text:p>Os níveis de títulos foram utilizados para elementos que não são títulos reais no conteúdo?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algum dos elementos marcados como cabeçalhos não são cabeçalhos reais no conteúdo.</text:p>
          </table:table-cell>
          <table:table-cell table:style-name="ce12" table:number-columns-repeated="2"/>
          <table:table-cell table:number-columns-repeated="1016"/>
        </table:table-row>
        <table:table-row table:style-name="ro10">
          <table:covered-table-cell table:style-name="ce6"/>
          <table:table-cell table:style-name="ce11" office:value-type="string" calcext:value-type="string">
            <text:p>Foram utilizados níveis de título, mas o h1 não é o título principal da página?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o cabeçalho H1 é o título principal da página.</text:p>
          </table:table-cell>
          <table:table-cell table:style-name="ce12" table:number-columns-repeated="2"/>
          <table:table-cell table:number-columns-repeated="1016"/>
        </table:table-row>
        <table:table-row table:style-name="ro10">
          <table:covered-table-cell table:style-name="ce6"/>
          <table:table-cell table:style-name="ce11" office:value-type="string" calcext:value-type="string">
            <text:p>Foi utilizado mais de 1 cabeçalho h1?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Document Outline</text:p>
            <text:p/>
            <text:p>Com o relatório apresentado, verificar se mais de um cabeçalho H1 foi marcado na página, o eMAG recomenda apenas um.</text:p>
          </table:table-cell>
          <table:table-cell table:style-name="ce12" table:number-columns-repeated="2"/>
          <table:table-cell table:number-columns-repeated="1016"/>
        </table:table-row>
        <table:table-row table:style-name="ro15">
          <table:table-cell table:style-name="ce5" office:value-type="string" calcext:value-type="string" table:number-columns-spanned="1" table:number-rows-spanned="2">
            <text:p>4 - Ordenar de forma lógica e intuitiva a leitura e tabulação</text:p>
          </table:table-cell>
          <table:table-cell table:style-name="ce12" office:value-type="string" calcext:value-type="string">
            <text:p>A navegação por teclado utilizando a tecla TAB segue a ordem lógica do conteúdo da págin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Utilizando o teclado, navegar pelos elementos da página e verificar a ordem de navegação segue uma sequencia lógica, e se a mesma ocorre da direita para a esquerda e de cima para baixo.</text:p>
          </table:table-cell>
          <table:table-cell table:style-name="ce12" table:number-columns-repeated="2"/>
          <table:table-cell table:number-columns-repeated="1016"/>
        </table:table-row>
        <table:table-row table:style-name="ro16">
          <table:covered-table-cell table:style-name="ce6"/>
          <table:table-cell table:style-name="ce13" office:value-type="string" calcext:value-type="string">
            <text:p>A página pode ser lida corretamente sem o uso das marcações de estilo?</text:p>
          </table:table-cell>
          <table:table-cell table:style-name="ce18" office:value-type="string" calcext:value-type="string">
            <text:p>NÃO</text:p>
          </table:table-cell>
          <table:table-cell table:style-name="ce18"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CSS, selecionar Disable All Stiles</text:p>
            <text:p/>
            <text:p>Verificar se a ordem de leitura da página apresenta uma sequencia lógica de leitura e se a navegação por teclado mantém-se lógica.</text:p>
          </table:table-cell>
          <table:table-cell table:style-name="ce12" table:number-columns-repeated="2"/>
          <table:table-cell table:number-columns-repeated="1016"/>
        </table:table-row>
        <table:table-row table:style-name="ro17">
          <table:table-cell table:style-name="ce5" office:value-type="string" calcext:value-type="string" table:number-columns-spanned="1" table:number-rows-spanned="8">
            <text:p>5 - Fornecer âncoras para ir direto a um bloco de conteúdo</text:p>
          </table:table-cell>
          <table:table-cell table:style-name="ce12" office:value-type="string" calcext:value-type="string">
            <text:p>Existem âncoras que permitam saltar pelas diferentes seções da página?</text:p>
          </table:table-cell>
          <table:table-cell table:style-name="ce17" office:value-type="string" calcext:value-type="string">
            <text:p>SIM</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Anchor Information</text:p>
            <text:p/>
            <text:p>Verificar se o relatório apresentado contém âncoras para o conteúdo na própria página (ex. #irconteudo)</text:p>
          </table:table-cell>
          <table:table-cell table:style-name="ce12" table:number-columns-repeated="2"/>
          <table:table-cell table:number-columns-repeated="1016"/>
        </table:table-row>
        <table:table-row table:style-name="ro18">
          <table:covered-table-cell table:style-name="ce6"/>
          <table:table-cell table:style-name="ce11" office:value-type="string" calcext:value-type="string">
            <text:p>Em conteúdo extenso, foram disponibilizadas âncoras em forma de sumári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Se o conteúdo da página é extenso, verificar se antes do conteúdo existe uma lista visível com âncoras para as principais seções do texto, como um sumário.</text:p>
          </table:table-cell>
          <table:table-cell table:style-name="ce12" table:number-columns-repeated="2"/>
          <table:table-cell table:number-columns-repeated="1016"/>
        </table:table-row>
        <table:table-row table:style-name="ro19">
          <table:covered-table-cell table:style-name="ce6"/>
          <table:table-cell table:style-name="ce11" office:value-type="string" calcext:value-type="string">
            <text:p>As teclas de atalhos funcionam corretamente?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ao se ativar a tecla de atalho de cada âncora, esta âncora conduz até a seção da página a qual esta menciona.</text:p>
          </table:table-cell>
          <table:table-cell table:style-name="ce12" table:number-columns-repeated="2"/>
          <table:table-cell table:number-columns-repeated="1016"/>
        </table:table-row>
        <table:table-row table:style-name="ro20">
          <table:covered-table-cell table:style-name="ce6"/>
          <table:table-cell table:style-name="ce11" office:value-type="string" calcext:value-type="string">
            <text:p>Os atalhos seguem o padrão do e-MAG?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Display Access Keys</text:p>
            <text:p/>
            <text:p>Verificar se as teclas de atalhos dos elementos marcados seguem o padrão recomendado pelo eMAG (Nº 1 - Ir para o conteúdo, Nº 2 – Ir para o Menu, Nº 3 - Ir para a Busca)</text:p>
            <text:p/>
            <text:p>Obs: Quando a página ou sistema não implemente um mecanismo de pesquisa, o item não Ir para a Busca não é exigível.</text:p>
          </table:table-cell>
          <table:table-cell table:style-name="ce12" table:number-columns-repeated="2"/>
          <table:table-cell table:number-columns-repeated="1016"/>
        </table:table-row>
        <table:table-row table:style-name="ro21">
          <table:covered-table-cell table:style-name="ce6"/>
          <table:table-cell table:style-name="ce11" office:value-type="string" calcext:value-type="string">
            <text:p>Existem links indicadores de início e fim dos blocos principais?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View Anchor Information</text:p>
            <text:p/>
            <text:p>Verificar se o relatório apresentado contém âncoras que marcam o início e o fim das principais seções da página, como menu, conteúdo, cabeçalho e rodapé.</text:p>
          </table:table-cell>
          <table:table-cell table:style-name="ce12" table:number-columns-repeated="2"/>
          <table:table-cell table:number-columns-repeated="1016"/>
        </table:table-row>
        <table:table-row table:style-name="ro22">
          <table:covered-table-cell table:style-name="ce6"/>
          <table:table-cell table:style-name="ce12" office:value-type="string" calcext:value-type="string">
            <text:p>Os links indicadores de início e fim dos blocos principais são acessíveis por leitores de tel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Utilizando um leitor de telas como o NVDA () navegar na página e verificar se os links indicadores de início e fim dos blocos principais são pronunciados pelo leitor de telas.</text:p>
          </table:table-cell>
          <table:table-cell table:style-name="ce12" table:number-columns-repeated="2"/>
          <table:table-cell table:number-columns-repeated="1016"/>
        </table:table-row>
        <table:table-row table:style-name="ro23">
          <table:covered-table-cell table:style-name="ce6"/>
          <table:table-cell table:style-name="ce12" office:value-type="string" calcext:value-type="string">
            <text:p>O primeiro link é uma âncora válida para conteúdo principal da págin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a primeiro link da página é uma âncora que conduz até o conteúdo principal da página.</text:p>
          </table:table-cell>
          <table:table-cell table:style-name="ce12" table:number-columns-repeated="2"/>
          <table:table-cell table:number-columns-repeated="1016"/>
        </table:table-row>
        <table:table-row table:style-name="ro24">
          <table:covered-table-cell table:style-name="ce6"/>
          <table:table-cell table:style-name="ce12" office:value-type="string" calcext:value-type="string">
            <text:p>Existem teclas de atalho repetidas?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nformation, selecionar Display Access Keys</text:p>
            <text:p/>
            <text:p>Verificar entre as teclas de atalho, existe alguma repetida.</text:p>
          </table:table-cell>
          <table:table-cell table:style-name="ce12" table:number-columns-repeated="2"/>
          <table:table-cell table:number-columns-repeated="1016"/>
        </table:table-row>
        <table:table-row table:style-name="ro25">
          <table:table-cell table:style-name="ce7" office:value-type="string" calcext:value-type="string" table:number-columns-spanned="1" table:number-rows-spanned="2">
            <text:p>6 - Não utilizar tabelas para diagramação</text:p>
          </table:table-cell>
          <table:table-cell table:style-name="ce12" office:value-type="string" calcext:value-type="string">
            <text:p>Há formulário construído dentro de tabela?</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Outline, Custom Elements, prencher um dos campos com FORM</text:p>
            <text:p>Na opção Outline, Outline Tables, Outline Table Cells</text:p>
            <text:p/>
            <text:p>Verificar formulários não foram construídos dentro de tabelas, um formulário pode conter uma tabela apresentando dados tabulares, mas uma tabela não deve abrigar um formulário.</text:p>
          </table:table-cell>
          <table:table-cell table:style-name="ce12" table:number-columns-repeated="2"/>
          <table:table-cell table:number-columns-repeated="1016"/>
        </table:table-row>
        <table:table-row table:style-name="ro26">
          <table:covered-table-cell table:style-name="ce6"/>
          <table:table-cell table:style-name="ce11" office:value-type="string" calcext:value-type="string">
            <text:p>Foram utilizadas tabelas para fins de layout?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Outline, Outline Tables, Outline Table Cells</text:p>
            <text:p/>
            <text:p>Verificar se o conteúdo das tabelas são realmente dados tabulares, e essas não foram utilizadas para posicionar elementos da página</text:p>
          </table:table-cell>
          <table:table-cell table:style-name="ce12" table:number-columns-repeated="2"/>
          <table:table-cell table:number-columns-repeated="1016"/>
        </table:table-row>
        <table:table-row table:style-name="ro27">
          <table:table-cell table:style-name="ce6" office:value-type="string" calcext:value-type="string">
            <text:p>7 - Separar links adjacentes</text:p>
          </table:table-cell>
          <table:table-cell table:style-name="ce11" office:value-type="string" calcext:value-type="string">
            <text:p>Os links adjacentes estão separados? </text:p>
          </table:table-cell>
          <table:table-cell table:number-columns-repeated="2"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Outline, Custom Elements, prencher os campos com A, OL, UL, LI</text:p>
            <text:p/>
            <text:p>Verificar se existem links adjacentes que não estão separados por algum elemento HTML, ou se links correlatos não se encontram agrupados em forma de lista. (exemplo. Os itens do menu que são links devem estar agrupados em formas de listas)</text:p>
          </table:table-cell>
          <table:table-cell table:style-name="ce12" table:number-columns-repeated="2"/>
          <table:table-cell table:number-columns-repeated="1016"/>
        </table:table-row>
        <table:table-row table:style-name="ro28">
          <table:table-cell table:style-name="ce5" office:value-type="string" calcext:value-type="string" table:number-columns-spanned="1" table:number-rows-spanned="3">
            <text:p>8 - Dividir as áreas de informação</text:p>
          </table:table-cell>
          <table:table-cell table:style-name="ce12" office:value-type="string" calcext:value-type="string">
            <text:p>Há divisão visual das áreas de informaçã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visualmente é possível perceber uma divisão clara das informações apresentadas, se há espaçamento entre elas.</text:p>
            <text:p/>
            <text:p>Verificar no código fonte da página se foi utilizado linguagem de marcação anterior ao HTML5, se sim, verificar se existem DIVIs com indicadores das áreas principais da página. (exemplo. &lt;div id=”conteudo”&gt; que será o destino da âncora “ir para o conteúdo”)</text:p>
          </table:table-cell>
          <table:table-cell table:style-name="ce12" table:number-columns-repeated="2"/>
          <table:table-cell table:number-columns-repeated="1016"/>
        </table:table-row>
        <table:table-row table:style-name="ro29">
          <table:covered-table-cell table:style-name="ce6"/>
          <table:table-cell table:style-name="ce12" office:value-type="string" calcext:value-type="string">
            <text:p>É possível perceber a divisão das áreas de informação utilizando o leitor de tel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Utilizando um leitor de telas navegar na página e verificar se a divisão das áreas da página são anunciadas pelo leitor de telas.</text:p>
          </table:table-cell>
          <table:table-cell table:style-name="ce12" table:number-columns-repeated="2"/>
          <table:table-cell table:number-columns-repeated="1016"/>
        </table:table-row>
        <table:table-row table:style-name="ro24">
          <table:covered-table-cell table:style-name="ce6"/>
          <table:table-cell table:style-name="ce12" office:value-type="string" calcext:value-type="string">
            <text:p>Ausência de divisão de áreas <text:s/>quando do Uso de HTML 5</text:p>
          </table:table-cell>
          <table:table-cell table:style-name="ce17" office:value-type="string" calcext:value-type="string">
            <text:p>SIM</text:p>
          </table:table-cell>
          <table:table-cell table:style-name="ce17"/>
          <table:table-cell table:style-name="ce12" office:value-type="string" calcext:value-type="string">
            <text:p>Verificar no código fonte da página se foram utilizados os elementos semânticos para marcação de áreas da página como &lt;header&gt;, &lt;nav&gt;, &lt;section&gt;, &lt;article&gt;, &lt;aside&gt;, &lt;footer&gt;, e se estes estão combinados com os elementos de Landmark do ARIA como Banner, Complementary, Contentinfo, Main, Navegation e Search.</text:p>
          </table:table-cell>
          <table:table-cell table:style-name="ce12" table:number-columns-repeated="2"/>
          <table:table-cell table:number-columns-repeated="1016"/>
        </table:table-row>
        <table:table-row table:style-name="ro30">
          <table:table-cell table:style-name="ce5" office:value-type="string" calcext:value-type="string" table:number-columns-spanned="1" table:number-rows-spanned="2">
            <text:p>9 - Não abrir novas instâncias sem a solicitação do usuário</text:p>
          </table:table-cell>
          <table:table-cell table:style-name="ce11" office:value-type="string" calcext:value-type="string">
            <text:p>Os links que abrem nova página ou aba informam isso ao usuári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no código fonte da página se é utilizado o atributo de links “target=_blank”, sem que no link seja informado que será aberta uma nova janela. O aviso poderá ser em texto claro, “abre em uma nova janela”, ou através de imagem que indique a abertura de nova janela, desde que a imagem contenha sua descrição como “alt=”abre em nova janela”.</text:p>
          </table:table-cell>
          <table:table-cell table:style-name="ce12" table:number-columns-repeated="2"/>
          <table:table-cell table:number-columns-repeated="1016"/>
        </table:table-row>
        <table:table-row table:style-name="ro31">
          <table:covered-table-cell table:style-name="ce6"/>
          <table:table-cell table:style-name="ce11" office:value-type="string" calcext:value-type="string">
            <text:p>Os links que que remetem a um site externo informam isso ao usuári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Outline, Outline External Links</text:p>
            <text:p/>
            <text:p>Verificar se nos links para páginas externas ao sítio atual há a informação de que se trata de sítio externo.</text:p>
          </table:table-cell>
          <table:table-cell table:style-name="ce12" table:number-columns-repeated="2"/>
          <table:table-cell table:number-columns-repeated="1016"/>
        </table:table-row>
        <table:table-row table:style-name="ro32">
          <table:table-cell table:style-name="ce5" office:value-type="string" calcext:value-type="string" table:number-columns-spanned="1" table:number-rows-spanned="5">
            <text:p>10 - Disponibilizar todas as funções da página via teclado</text:p>
          </table:table-cell>
          <table:table-cell table:style-name="ce11" office:value-type="string" calcext:value-type="string">
            <text:p>O foco do teclado fica travado/bloqueado em algum elemento?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Navegar por teclado pela página utilizando a tecla TAB, e verificar se em algum ponto da página a navegação é interrompida, não sendo possível avançar ou retroceder do ponto atual.</text:p>
          </table:table-cell>
          <table:table-cell table:style-name="ce12" table:number-columns-repeated="2"/>
          <table:table-cell table:number-columns-repeated="1016"/>
        </table:table-row>
        <table:table-row table:style-name="ro33">
          <table:covered-table-cell table:style-name="ce6"/>
          <table:table-cell table:style-name="ce12" office:value-type="string" calcext:value-type="string">
            <text:p>Há funcionalidade que só funciona pelo mouse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Navegar por teclado pela página e verificar se toda funcionalidade da página pode ser executada por teclado.</text:p>
          </table:table-cell>
          <table:table-cell table:style-name="ce12" table:number-columns-repeated="2"/>
          <table:table-cell table:number-columns-repeated="1016"/>
        </table:table-row>
        <table:table-row table:style-name="ro34">
          <table:covered-table-cell table:style-name="ce6"/>
          <table:table-cell table:style-name="ce12" office:value-type="string" calcext:value-type="string">
            <text:p>As janelas modais são acessíveis por teclado e/ou leitor de tel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Se na página houver uso do recurso de janelas modais, verificar se é possível acessar o conteúdo da janela por teclado, além disso, a navegação deverá ocorrer somente dentro da janela modal até que esta seja fechada.</text:p>
            <text:p/>
            <text:p>Verificar também se todas as informações da janela exibida são pronunciadas pelo leitor de telas.</text:p>
          </table:table-cell>
          <table:table-cell table:style-name="ce12" table:number-columns-repeated="2"/>
          <table:table-cell table:number-columns-repeated="1016"/>
        </table:table-row>
        <table:table-row table:style-name="ro33">
          <table:covered-table-cell table:style-name="ce6"/>
          <table:table-cell table:style-name="ce12" office:value-type="string" calcext:value-type="string">
            <text:p>O itens de menu e submenus são acessíveis por teclado?</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Navegando por teclado utilizando a tecla TAB verificar se todos os itens do menu podem ser acionados por teclado.</text:p>
          </table:table-cell>
          <table:table-cell table:style-name="ce12" table:number-columns-repeated="2"/>
          <table:table-cell table:number-columns-repeated="1016"/>
        </table:table-row>
        <table:table-row table:style-name="ro35">
          <table:covered-table-cell table:style-name="ce6"/>
          <table:table-cell table:style-name="ce12" office:value-type="string" calcext:value-type="string">
            <text:p>O itens de menu e submenus são acessíveis por <text:s/>leitor de tel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Verificar se todos os itens dos menus e submenus podem pronunciados pelo leitor de telas, inclusive seus submenus.</text:p>
          </table:table-cell>
          <table:table-cell table:style-name="ce12" table:number-columns-repeated="2"/>
          <table:table-cell table:number-columns-repeated="1016"/>
        </table:table-row>
        <table:table-row table:style-name="ro29">
          <table:table-cell table:style-name="ce5" office:value-type="string" calcext:value-type="string" table:number-columns-spanned="1" table:number-rows-spanned="2">
            <text:p>11 - Garantir que os objetos programáveis sejam acessíveis</text:p>
          </table:table-cell>
          <table:table-cell table:style-name="ce11" office:value-type="string" calcext:value-type="string">
            <text:p>O elemento SCRIPT está presente sem o elemento NOSCRIPT?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Verificar no código fonte se a página faz uso do elemento &lt;script&gt; e em caso afirmativo, verificar se a tag &lt;noscript&gt; encontra-se presente e esta contém ou um acesso alternativo para o conteúdo que seria provido com o uso de scripts, ou um aviso de que a página necessita de scripts para funcionar adequadamente.</text:p>
          </table:table-cell>
          <table:table-cell table:style-name="ce12" table:number-columns-repeated="2"/>
          <table:table-cell table:number-columns-repeated="1016"/>
        </table:table-row>
        <table:table-row table:style-name="ro36">
          <table:covered-table-cell table:style-name="ce6"/>
          <table:table-cell table:style-name="ce14" office:value-type="string" calcext:value-type="string">
            <text:p>Script, flash ou conteúdo dinâmico são acessíveis por teclado e podem ser pronunciadas por leitores de telas? </text:p>
          </table:table-cell>
          <table:table-cell table:style-name="ce18"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text:p>
            <text:p/>
            <text:p>Navegar pela página por teclado e verificar se as funcionalidades que dependem de scripts e os conteúdos gerados por script, assim como o conteúdo em Flash podem ser acessadas por teclado e serem pronunciadas pelo leitor de telas.</text:p>
            <text:p/>
            <text:p>Verificar se o conteúdo dinâmico é perceptível pelos leitores de telas. (ex. No formulário, o usuário escolhe um filtro de UF e clica na opção Filtrar, e a tabela abaixo do campo selecionado é atualizada com os dados da UF escolhida, na sequencia o foco é movido para a tabela, o que é anunciado pelo leitor de telas.</text:p>
          </table:table-cell>
          <table:table-cell table:style-name="ce12" table:number-columns-repeated="2"/>
          <table:table-cell table:number-columns-repeated="1016"/>
        </table:table-row>
        <table:table-row table:style-name="ro29">
          <table:table-cell table:style-name="ce6" office:value-type="string" calcext:value-type="string">
            <text:p>12 - Não criar páginas com atualização automática periódica</text:p>
          </table:table-cell>
          <table:table-cell table:style-name="ce12" office:value-type="string" calcext:value-type="string">
            <text:p>A página se atualiza automaticamente?</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Verificar no código se existe a tag META com atributo http-equiv e conteúdo “refresh”, se existir, deve estar presente um mecanismo que permita ao usuário parar estas atualizações se assim o desejar.</text:p>
          </table:table-cell>
          <table:table-cell table:style-name="ce12" table:number-columns-repeated="2"/>
          <table:table-cell table:number-columns-repeated="1016"/>
        </table:table-row>
        <table:table-row table:style-name="ro27">
          <table:table-cell table:style-name="ce6" office:value-type="string" calcext:value-type="string">
            <text:p>13 - Não utilizar redirecionamento automático de páginas</text:p>
          </table:table-cell>
          <table:table-cell table:style-name="ce12" office:value-type="string" calcext:value-type="string">
            <text:p>Há redirecionamento automático perceptível ao usuário?</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Navegar na página e verificar se há redirecionamento de página perceptível ao usuário. Os redirecionamentos devem ocorrer preferencialmente do lado Servidor da aplicação, quando estes forem usado do lado cliente, deve ter sido respeitado o tempo de zero segundos para o redirecionamento &lt;meta http-equiv="refresh" content="0"&gt; e a  página que inclui o código de redirecionamento só deve incluir informações relacionadas ao redirecionamento.</text:p>
            <text:p/>
            <text:p/>
          </table:table-cell>
          <table:table-cell table:style-name="ce12" table:number-columns-repeated="2"/>
          <table:table-cell table:number-columns-repeated="1016"/>
        </table:table-row>
        <table:table-row table:style-name="ro37">
          <table:table-cell table:style-name="ce5" office:value-type="string" calcext:value-type="string" table:number-columns-spanned="1" table:number-rows-spanned="2">
            <text:p>Recomendação 14 - Fornecer alternativa para modificar limite de tempo</text:p>
          </table:table-cell>
          <table:table-cell table:style-name="ce11" office:value-type="string" calcext:value-type="string">
            <text:p>O limite de tempo pode ser modificad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Se a página implementa um tempo limite para que o usuário execute determinada tarefa, este deve ser passível de modificação a critério do usuário, exceto quando o tempo limite faça parte essencial da função da página. (exemplo: um formulário é possui um limite de tempo, este deve permitir que o usuário aumente o tempo de preenchimento, pois o tempo definido não permitiria que o usuário com sua velocidade de preenchimento conclui-se o procedimento. Exemplo 2: a página trata de uma prova ou teste que requer um tempo limite para sua execução, esta não pode permitir o aumento de tempo ao usuário.)</text:p>
          </table:table-cell>
          <table:table-cell table:style-name="ce12" table:number-columns-repeated="2"/>
          <table:table-cell table:number-columns-repeated="1016"/>
        </table:table-row>
        <table:table-row table:style-name="ro38">
          <table:covered-table-cell table:style-name="ce6"/>
          <table:table-cell table:style-name="ce12" office:value-type="string" calcext:value-type="string">
            <text:p>A modificação do limite de tempo é acessível por teclado e por leitor de tela?</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Ferramenta: Um leitor de telas (NVDA, Jaws, Orca, VoiceOver, TalkBack) </text:p>
            <text:p/>
            <text:p>Existindo funcionalidade para modificar o limite de tempo, verificar se está é acessível por teclado e pode ser pronunciada por leitores de tela.</text:p>
          </table:table-cell>
          <table:table-cell table:style-name="ce12" table:number-columns-repeated="2"/>
          <table:table-cell table:number-columns-repeated="1016"/>
        </table:table-row>
        <table:table-row table:style-name="ro39">
          <table:table-cell table:style-name="ce5" office:value-type="string" calcext:value-type="string" table:number-columns-spanned="1" table:number-rows-spanned="4">
            <text:p>15 - Não incluir situações com intermitência de tela</text:p>
          </table:table-cell>
          <table:table-cell table:style-name="ce11" office:value-type="string" calcext:value-type="string">
            <text:p>Há presença do elemento BLINK?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Buscar no código pelo elemento BLINK, este não deve ter sido usado.</text:p>
          </table:table-cell>
          <table:table-cell table:style-name="ce12" table:number-columns-repeated="2"/>
          <table:table-cell table:number-columns-repeated="1016"/>
        </table:table-row>
        <table:table-row table:style-name="ro40">
          <table:covered-table-cell table:style-name="ce6"/>
          <table:table-cell table:style-name="ce11" office:value-type="string" calcext:value-type="string">
            <text:p>Há presença do elemento MARQUEE?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Buscar no código pelo elemento Marquee, este não deve ter sido usado.</text:p>
          </table:table-cell>
          <table:table-cell table:style-name="ce12" table:number-columns-repeated="2"/>
          <table:table-cell table:number-columns-repeated="1016"/>
        </table:table-row>
        <table:table-row table:style-name="ro40">
          <table:covered-table-cell table:style-name="ce6"/>
          <table:table-cell table:style-name="ce11" office:value-type="string" calcext:value-type="string">
            <text:p>Há intermitência de tela e presente alguma imagem animada?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Verificar se há alguma imagem animada na tela em que exista intermitência de cores e luzes.</text:p>
          </table:table-cell>
          <table:table-cell table:style-name="ce12" table:number-columns-repeated="2"/>
          <table:table-cell table:number-columns-repeated="1016"/>
        </table:table-row>
        <table:table-row table:style-name="ro41">
          <table:covered-table-cell table:style-name="ce6"/>
          <table:table-cell table:style-name="ce11" office:value-type="string" calcext:value-type="string">
            <text:p>Há intermitência de tela ativada ao se ativar alguma funcionalidade ou ao se navegar na página?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Navegando na página, verificar se alguma funcionalidade causa intermitência da tela. (exemplo: ao clicar no botão de enviar um formulário, é exibida uma janela modal em que seus elementos piscam intermitentemente.)</text:p>
          </table:table-cell>
          <table:table-cell table:style-name="ce12" table:number-columns-repeated="2"/>
          <table:table-cell table:number-columns-repeated="1016"/>
        </table:table-row>
        <table:table-row table:style-name="ro27">
          <table:table-cell table:style-name="ce6" office:value-type="string" calcext:value-type="string">
            <text:p>16 - Assegurar o controle do usuário sobre as alterações temporais do conteúdo</text:p>
          </table:table-cell>
          <table:table-cell table:style-name="ce11" office:value-type="string" calcext:value-type="string">
            <text:p>Os banners ou outros elementos que se movem possuem opção para pausar e reiniciar?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Verificar na página se há elementos com movimento na tela e se é dada a opção para o usuário controlar a animação e esse controle pode ser executado por teclado e é pronunciável por leitores de tela. (exemplo: há um carrossel de imagens na página, mas há a opção acessível por teclado que permite ao usuário pausar, continuar, avançar ou retroceder a animação.)</text:p>
          </table:table-cell>
          <table:table-cell table:style-name="ce12" table:number-columns-repeated="2"/>
          <table:table-cell table:number-columns-repeated="1016"/>
        </table:table-row>
        <table:table-row table:style-name="ro42">
          <table:table-cell table:style-name="ce5" office:value-type="string" calcext:value-type="string" table:number-columns-spanned="1" table:number-rows-spanned="2">
            <text:p>Recomendação 17 - Identificar o idioma principal da página</text:p>
          </table:table-cell>
          <table:table-cell table:style-name="ce11" office:value-type="string" calcext:value-type="string">
            <text:p>O idioma principal da página é identificado? </text:p>
          </table:table-cell>
          <table:table-cell table:number-columns-repeated="2" table:style-name="ce17" office:value-type="string" calcext:value-type="string">
            <text:p>SIM</text:p>
          </table:table-cell>
          <table:table-cell table:style-name="ce12" office:value-type="string" calcext:value-type="string">
            <text:p>Verificar no código fonte da página se os elementos “xml:lang” e <text:s/>“lang” foram declarados.</text:p>
          </table:table-cell>
          <table:table-cell table:style-name="ce12" table:number-columns-repeated="2"/>
          <table:table-cell table:number-columns-repeated="1016"/>
        </table:table-row>
        <table:table-row table:style-name="ro42">
          <table:covered-table-cell table:style-name="ce6"/>
          <table:table-cell table:style-name="ce12" office:value-type="string" calcext:value-type="string">
            <text:p>O idioma principal da página está declarado corretamente?</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o idioma declarado está adequado ao conteúdo da página, no caso de páginas em português brasileiro, deve existir a declaração <text:s/>xml:lang="pt-br" lang="pt-br".</text:p>
          </table:table-cell>
          <table:table-cell table:style-name="ce12" table:number-columns-repeated="2"/>
          <table:table-cell table:number-columns-repeated="1016"/>
        </table:table-row>
        <table:table-row table:style-name="ro43">
          <table:table-cell table:style-name="ce6" office:value-type="string" calcext:value-type="string">
            <text:p>18 - Informar mudança de idioma no conteúdo</text:p>
          </table:table-cell>
          <table:table-cell table:style-name="ce11" office:value-type="string" calcext:value-type="string">
            <text:p>Conteúdos em outro idioma estão informados no código corretamente?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no conteúdo da página existem palavras em idiomas diferentes do idioma principal da página, existindo, estas devem estar marcadas com o atributo “lang” e o indicador da língua correspondente. </text:p>
          </table:table-cell>
          <table:table-cell table:style-name="ce12" table:number-columns-repeated="2"/>
          <table:table-cell table:number-columns-repeated="1016"/>
        </table:table-row>
        <table:table-row table:style-name="ro44">
          <table:table-cell table:style-name="ce5" office:value-type="string" calcext:value-type="string" table:number-columns-spanned="1" table:number-rows-spanned="2">
            <text:p>19 - Oferecer um título descritivo e informativo à página</text:p>
          </table:table-cell>
          <table:table-cell table:style-name="ce11" office:value-type="string" calcext:value-type="string">
            <text:p>O título da página permite identificar o conteúdo principal da págin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há título apresentado na janela ou aba do navegador, e se o título da página corresponde ao conteúdo principal da página.</text:p>
            <text:p/>
            <text:p>No código da página verficar a existência do atributo &lt;title&gt; dentro da área de cabeçalho da página. (exemplo: &lt;head&gt;&lt;title&gt;Cadastro – SIAPE&lt;/title&gt;&lt;/head&gt;</text:p>
          </table:table-cell>
          <table:table-cell table:style-name="ce12" table:number-columns-repeated="2"/>
          <table:table-cell table:number-columns-repeated="1016"/>
        </table:table-row>
        <table:table-row table:style-name="ro45">
          <table:covered-table-cell table:style-name="ce6"/>
          <table:table-cell table:style-name="ce13" office:value-type="string" calcext:value-type="string">
            <text:p>O título da página permite identificar o conteúdo principal e o sítio ou sistema a que a página pertence?</text:p>
          </table:table-cell>
          <table:table-cell table:style-name="ce18" office:value-type="string" calcext:value-type="string">
            <text:p>NÃO</text:p>
          </table:table-cell>
          <table:table-cell table:style-name="ce18" office:value-type="string" calcext:value-type="string">
            <text:p>SIM</text:p>
          </table:table-cell>
          <table:table-cell table:style-name="ce13" office:value-type="string" calcext:value-type="string">
            <text:p>Verificar se a estrutura do título da página permite identificar o sítio/sistema a que esta faz parte. (exemplo: “Acesso a Informação – Ministério do Planejamento)</text:p>
          </table:table-cell>
          <table:table-cell table:style-name="ce12" table:number-columns-repeated="2"/>
          <table:table-cell table:number-columns-repeated="1016"/>
        </table:table-row>
        <table:table-row table:style-name="ro46">
          <table:table-cell table:style-name="ce6" office:value-type="string" calcext:value-type="string">
            <text:p>20 - Informar o usuário sobre sua localização na página</text:p>
          </table:table-cell>
          <table:table-cell table:style-name="ce11" office:value-type="string" calcext:value-type="string">
            <text:p>Há breadcrumbs?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na página há o recurso de migalha de pão (breadcrumbs), que permite ao usuário saber sua localização na página. (exemplo: Você está em: Página inicial &gt; Ensino &gt; Editais)</text:p>
            <text:p/>
            <text:p>Na migalha de pão, todas as páginas do caminho, com exceção da qual está o usuário (posição atual), deverão estar implementadas como links e contidas dentro de uma lista.</text:p>
            <text:p/>
            <text:p>A informação “Você esta em:” se não estiver visível na página, deve estar presente no código e ser pronunciável pelos leitores de tela.</text:p>
          </table:table-cell>
          <table:table-cell table:style-name="ce12" table:number-columns-repeated="2"/>
          <table:table-cell table:number-columns-repeated="1016"/>
        </table:table-row>
        <table:table-row table:style-name="ro47">
          <table:table-cell table:style-name="ce5" office:value-type="string" calcext:value-type="string" table:number-columns-spanned="1" table:number-rows-spanned="13">
            <text:p>21 - Descrever links clara e sucintamente</text:p>
          </table:table-cell>
          <table:table-cell table:style-name="ce11" office:value-type="string" calcext:value-type="string">
            <text:p>A descrição de links corresponde aos seus destinos?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Link and Forminfor plugin para o navegador Firefox(https://addons.mozilla.org/en-US/firefox/addon/link-and-forminfo/ ) Com o plugin instalado no Firefox, clique em um local da página com o botão direito e selecione a opção Ver Informações da Página, na janela que será aberta, selecionar a opção Links</text:p>
            <text:p/>
            <text:p> Verificar na lista de links se a descrição de cada link confere com seu destino.</text:p>
          </table:table-cell>
          <table:table-cell table:style-name="ce12" table:number-columns-repeated="2"/>
          <table:table-cell table:number-columns-repeated="1016"/>
        </table:table-row>
        <table:table-row table:style-name="ro48">
          <table:covered-table-cell table:style-name="ce6"/>
          <table:table-cell table:style-name="ce11" office:value-type="string" calcext:value-type="string">
            <text:p>A descrição de links está formato de URL?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text:p>
            <text:p/>
            <text:p>Verificar visualmente se algum link está no formato de URL, se estiver este deve fazer sentido ao contexto da informação e ser simplificado (exemplo: os arquivos poderão ser baixados na <text:a xlink:href="http://a/" xlink:type="simple">página de downloads do Ministério do Planejamento</text:a>.</text:p>
            <text:p/>
            <text:p>Poderia ser escrito como :</text:p>
            <text:p>os arquivos poderão ser baixados no endereço: <text:a xlink:href="http://planejamento.gov.br/download" xlink:type="simple">http://planejamento.gov.br/download</text:a></text:p>
            <text:p>Mas não como:</text:p>
            <text:p>Os arquivos poderão ser baixados no endereço: <text:a xlink:href="http://www.planejamento.gov.br/aplic=2231231!as312311&amp;Sect=32lj1" xlink:type="simple">http:www.planejamento.gov.br/aplic=2231231!as312311&amp;Sect=32lj1</text:a></text:p>
            <text:p> )</text:p>
          </table:table-cell>
          <table:table-cell table:style-name="ce12" table:number-columns-repeated="2"/>
          <table:table-cell table:number-columns-repeated="1016"/>
        </table:table-row>
        <table:table-row table:style-name="ro25">
          <table:covered-table-cell table:style-name="ce6"/>
          <table:table-cell table:style-name="ce11" office:value-type="string" calcext:value-type="string">
            <text:p>Há links vazios (sem descrição/ sem title/ sem imagem/ sem qualquer outra tag)?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text:p>
            <text:p/>
            <text:p>Verificar se em algum link a coluna Name está vazia. </text:p>
          </table:table-cell>
          <table:table-cell table:style-name="ce12" table:number-columns-repeated="2"/>
          <table:table-cell table:number-columns-repeated="1016"/>
        </table:table-row>
        <table:table-row table:style-name="ro49">
          <table:covered-table-cell table:style-name="ce6"/>
          <table:table-cell table:style-name="ce11" office:value-type="string" calcext:value-type="string">
            <text:p>Links possuem descrição somente no title?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Verificar se em algum link, a descrição do mesmo foi feita somente utilizando seu atributo Title, pois essa informação não será vista por quem utiliza somente teclado.</text:p>
          </table:table-cell>
          <table:table-cell table:style-name="ce12" table:number-columns-repeated="2"/>
          <table:table-cell table:number-columns-repeated="1016"/>
        </table:table-row>
        <table:table-row table:style-name="ro50">
          <table:covered-table-cell table:style-name="ce6"/>
          <table:table-cell table:style-name="ce11" office:value-type="string" calcext:value-type="string">
            <text:p>Links que são imagem possuem descrição? </text:p>
          </table:table-cell>
          <table:table-cell table:number-columns-repeated="2" table:style-name="ce17" office:value-type="string" calcext:value-type="string">
            <text:p>SIM</text:p>
          </table:table-cell>
          <table:table-cell table:style-name="ce12" office:value-type="string" calcext:value-type="string">
            <text:p>Verificar se os links que são imagens, as imagens são descritas através do seu atributo “alt”</text:p>
          </table:table-cell>
          <table:table-cell table:style-name="ce12" table:number-columns-repeated="2"/>
          <table:table-cell table:number-columns-repeated="1016"/>
        </table:table-row>
        <table:table-row table:style-name="ro51">
          <table:covered-table-cell table:style-name="ce6"/>
          <table:table-cell table:style-name="ce12" office:value-type="string" calcext:value-type="string">
            <text:p>Os links podem ser compreendidos quando lidos isoladamente?</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Utilizando o métodos de navegação por links do leitor escolhido, verificar se há os links podem ser compreendidos quando lidos isoladamente pelo leitor de tela, verificar se não há links com textos iguais e que apontam pra lugares diferentes. (exemplo: Links do tipo “clique aqui”, “leia mais”, “veja aqui”, “veja mais”, “veja aqui”, “clique”, “acesse aqui”, “clique para acessar”, “aqui”, entre outros.)</text:p>
          </table:table-cell>
          <table:table-cell table:style-name="ce12" table:number-columns-repeated="2"/>
          <table:table-cell table:number-columns-repeated="1016"/>
        </table:table-row>
        <table:table-row table:style-name="ro52">
          <table:covered-table-cell table:style-name="ce6"/>
          <table:table-cell table:style-name="ce11" office:value-type="string" calcext:value-type="string">
            <text:p>Os links para download de documentos possuem tamanho e extensão na sua descriçã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text:p>
            <text:p/>
            <text:p>Verifica se os links para download de arquivos contém a informação do formato e do tamanho do arquivo e que esta informação pode ser lida por quem usa o teclado e a mesma é pronunciada por leitores de tela.</text:p>
          </table:table-cell>
          <table:table-cell table:style-name="ce12" table:number-columns-repeated="2"/>
          <table:table-cell table:number-columns-repeated="1016"/>
        </table:table-row>
        <table:table-row table:style-name="ro53">
          <table:covered-table-cell table:style-name="ce6"/>
          <table:table-cell table:style-name="ce11" office:value-type="string" calcext:value-type="string">
            <text:p>Os links que expandem um conteúdo deixam claro ao usuário de leitor de tela a sua açã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Navegar até os elementos que expandem conteúdo e identificar se esta ação é pronunciável pele leitor de tela.</text:p>
          </table:table-cell>
          <table:table-cell table:style-name="ce12" table:number-columns-repeated="2"/>
          <table:table-cell table:number-columns-repeated="1016"/>
        </table:table-row>
        <table:table-row table:style-name="ro54">
          <table:covered-table-cell table:style-name="ce6"/>
          <table:table-cell table:style-name="ce14" office:value-type="string" calcext:value-type="string">
            <text:p>Links com descrições diferentes remetem ao mesmo local?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  </text:p>
            <text:p/>
            <text:p>Ordenar pelo campo Address e ao encontrar mais de um endereço igual,  verificar se o campo Name é igual.</text:p>
          </table:table-cell>
          <table:table-cell table:style-name="ce12" table:number-columns-repeated="2"/>
          <table:table-cell table:number-columns-repeated="1016"/>
        </table:table-row>
        <table:table-row table:style-name="ro55">
          <table:covered-table-cell table:style-name="ce6"/>
          <table:table-cell table:style-name="ce11" office:value-type="string" calcext:value-type="string">
            <text:p>Links com a mesma descrição remetem a locais diferentes?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Link and Forminfor plugin para o navegador Firefox(<text:a xlink:href="https://addons.mozilla.org/en-US/firefox/addon/link-and-forminfo/" xlink:type="simple">https://addons.mozilla.org/en-US/firefox/addon/link-and-forminfo/</text:a>  ) Com o plugin instalado no Firefox, clique em um local da página com o botão direito e selecione a opção Ver Informações da Página, na janela que será aberta, selecionar a opção Links  </text:p>
            <text:p/>
            <text:p>Ordenar pelo campo Name e ao encontrar mais de uma descrição igual, verificar se o campo Adress é igual.</text:p>
          </table:table-cell>
          <table:table-cell table:style-name="ce12" table:number-columns-repeated="2"/>
          <table:table-cell table:number-columns-repeated="1016"/>
        </table:table-row>
        <table:table-row table:style-name="ro56">
          <table:covered-table-cell table:style-name="ce6"/>
          <table:table-cell table:style-name="ce11" office:value-type="string" calcext:value-type="string">
            <text:p>Há links que são lidos duas ou mais vezes, devido a sua descrição e o title serem iguais?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Um leitor de telas (NVDA, Jaws, Orca, VoiceOver, TalkBack) </text:p>
            <text:p/>
            <text:p>Utilizando o métodos de navegação por links do leitor escolhido, verificar se existem links em que são lidos mais de uma vez em uma mesma ação. (exemplo: ao mover o foco para um link com o texto “Preencha aqui seu cadastro” da página utilizando o leitor de telas, o leitor de telas pronuncie algo como “Preencha aqui seu cadastro, visitado link, Preencha aqui seu cadastro”, o que indica que a descrição do link foi repetida no atributo “title” do link.</text:p>
          </table:table-cell>
          <table:table-cell table:style-name="ce12" table:number-columns-repeated="2"/>
          <table:table-cell table:number-columns-repeated="1016"/>
        </table:table-row>
        <table:table-row table:style-name="ro42">
          <table:covered-table-cell table:style-name="ce6"/>
          <table:table-cell table:style-name="ce11" office:value-type="string" calcext:value-type="string">
            <text:p>A descrição dos links está muito longa?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Verificar se a descrição de algum link é mais longa que 10 palavras.</text:p>
          </table:table-cell>
          <table:table-cell table:style-name="ce12" table:number-columns-repeated="2"/>
          <table:table-cell table:number-columns-repeated="1016"/>
        </table:table-row>
        <table:table-row table:style-name="ro57">
          <table:covered-table-cell table:style-name="ce6"/>
          <table:table-cell table:style-name="ce11" office:value-type="string" calcext:value-type="string">
            <text:p>Há links que remetem a páginas indisponíveis/inexistentes (links quebrados)?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Serviço de Validação de Links (<text:a xlink:href="https://validator.w3.org/checklink" xlink:type="simple">https://validator.w3.org/checklink</text:a> )</text:p>
            <text:p/>
            <text:p>Utilizando o validador de links do W3C, conferir se algum link aponta para um destino inexistente.</text:p>
          </table:table-cell>
          <table:table-cell table:style-name="ce12" table:number-columns-repeated="2"/>
          <table:table-cell table:number-columns-repeated="1016"/>
        </table:table-row>
        <table:table-row table:style-name="ro30">
          <table:table-cell table:style-name="ce5" office:value-type="string" calcext:value-type="string" table:number-columns-spanned="1" table:number-rows-spanned="6">
            <text:p>22 - Fornecer alternativa em texto para as imagens do sítio</text:p>
          </table:table-cell>
          <table:table-cell table:style-name="ce11" office:value-type="string" calcext:value-type="string">
            <text:p>As imagens possuem declaração do atributo alt? </text:p>
          </table:table-cell>
          <table:table-cell table:number-columns-repeated="2"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toda imagem possui o atributo “alt”.</text:p>
          </table:table-cell>
          <table:table-cell table:style-name="ce12" table:number-columns-repeated="2"/>
          <table:table-cell table:number-columns-repeated="1016"/>
        </table:table-row>
        <table:table-row table:style-name="ro58">
          <table:covered-table-cell table:style-name="ce6"/>
          <table:table-cell table:style-name="ce11" office:value-type="string" calcext:value-type="string">
            <text:p>As imagens que representam informações <text:s/>possuem descrição adequada do seu conteúd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toda imagem possui uma descrição adequada do conteúdo informativo que esta represente.</text:p>
          </table:table-cell>
          <table:table-cell table:style-name="ce12" table:number-columns-repeated="2"/>
          <table:table-cell table:number-columns-repeated="1016"/>
        </table:table-row>
        <table:table-row table:style-name="ro59">
          <table:covered-table-cell table:style-name="ce6"/>
          <table:table-cell table:style-name="ce11" office:value-type="string" calcext:value-type="string">
            <text:p>As imagens possuem descrições comuns ("figura", "imagem", "alt", "descrição", “nome do arquivo”, etc)?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em alguma imagem o valor do “alt” é igual a imagen, alt, descrição, figura, etc.</text:p>
          </table:table-cell>
          <table:table-cell table:style-name="ce12" table:number-columns-repeated="2"/>
          <table:table-cell table:number-columns-repeated="1016"/>
        </table:table-row>
        <table:table-row table:style-name="ro44">
          <table:covered-table-cell table:style-name="ce6"/>
          <table:table-cell table:style-name="ce11" office:value-type="string" calcext:value-type="string">
            <text:p>As imagens decorativas são ignoradas pelo leitor de tela?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as imagens usadas com fins decorativos não estão descritas, isto é, o o valor do “alt” é igual vazio (alt=””).</text:p>
          </table:table-cell>
          <table:table-cell table:style-name="ce12" table:number-columns-repeated="2"/>
          <table:table-cell table:number-columns-repeated="1016"/>
        </table:table-row>
        <table:table-row table:style-name="ro60">
          <table:covered-table-cell table:style-name="ce6"/>
          <table:table-cell table:style-name="ce11" office:value-type="string" calcext:value-type="string">
            <text:p>Imagens diferentes possuem a mesma descrição?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Images, View Image Information</text:p>
            <text:p/>
            <text:p>Verificar no relatório exibido se imagens diferentes possuem a mesma descrição.</text:p>
          </table:table-cell>
          <table:table-cell table:style-name="ce12" table:number-columns-repeated="2"/>
          <table:table-cell table:number-columns-repeated="1016"/>
        </table:table-row>
        <table:table-row table:style-name="ro61">
          <table:covered-table-cell table:style-name="ce6"/>
          <table:table-cell table:style-name="ce11" office:value-type="string" calcext:value-type="string">
            <text:p>Há imagens que são lidas duas ou mais vezes, devido a sua descrição e o title serem iguais? </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Ferramenta: Um leitor de telas (NVDA, Jaws, Orca, VoiceOver, TalkBack) </text:p>
            <text:p/>
            <text:p>Utilizando o métodos de navegação por imagens do leitor escolhido, verificar se existem imagens suas informaçãos são pronunciadas mais de uma vez em uma mesma ação. (exemplo: ao mover o foco para uma imagem com a descrição “Entre em contato” da página utilizando o leitor de telas, o leitor de telas pronuncie algo como “Entre em contato, gráfico, Entre em contato”, o que indica que a descrição da imagem foi repetida no atributo “title”.</text:p>
          </table:table-cell>
          <table:table-cell table:style-name="ce12" table:number-columns-repeated="2"/>
          <table:table-cell table:number-columns-repeated="1016"/>
        </table:table-row>
        <table:table-row table:style-name="ro62">
          <table:table-cell table:style-name="ce6" office:value-type="string" calcext:value-type="string">
            <text:p>23 - Utilizar mapas de imagem de forma acessível</text:p>
          </table:table-cell>
          <table:table-cell table:style-name="ce11" office:value-type="string" calcext:value-type="string">
            <text:p>O mapa de imagem está descrito de maneira adequad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no código se existe imagem com o atributo “usemap”, se existir, verificar se para cada uma das áreas da imagem é fornecida uma descrição adequada através do atributo “alt”.</text:p>
          </table:table-cell>
          <table:table-cell table:style-name="ce12" table:number-columns-repeated="2"/>
          <table:table-cell table:number-columns-repeated="1016"/>
        </table:table-row>
        <table:table-row table:style-name="ro15">
          <table:table-cell table:style-name="ce6" office:value-type="string" calcext:value-type="string">
            <text:p>24 - Disponibilizar documentos em formatos acessíveis</text:p>
          </table:table-cell>
          <table:table-cell table:style-name="ce12" office:value-type="string" calcext:value-type="string">
            <text:p>Os Documentos disponibilizados <text:s/>oferecem alternativas em um dos formatos sugeridos pelo e-MAG?</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os arquivos de documentos disponibilizados para download oferecem a opção de arquivos ODF (ODT, ODS, ODD) e que estes estão acessíveis. Se existirem PDFs verificar se o conteúdo destes é acessível e o mesmo foi gerado no padrão PDF/A</text:p>
          </table:table-cell>
          <table:table-cell table:style-name="ce12" table:number-columns-repeated="2"/>
          <table:table-cell table:number-columns-repeated="1016"/>
        </table:table-row>
        <table:table-row table:style-name="ro62">
          <table:table-cell table:style-name="ce6" office:value-type="string" calcext:value-type="string">
            <text:p>25 - Em tabelas, utilizar títulos e resumos de forma apropriada</text:p>
          </table:table-cell>
          <table:table-cell table:style-name="ce12" office:value-type="string" calcext:value-type="string">
            <text:p>As tabelas possuem título e resumo ?</text:p>
          </table:table-cell>
          <table:table-cell table:number-columns-repeated="2" table:style-name="ce17" office:value-type="string" calcext:value-type="string">
            <text:p>SIM</text:p>
          </table:table-cell>
          <table:table-cell table:style-name="ce12" office:value-type="string" calcext:value-type="string">
            <text:p>Verificar no código fonte da página se para as cada elemento &lt;table&gt; existem os elementos &lt;summary&gt; &lt;caption&gt;.</text:p>
          </table:table-cell>
          <table:table-cell table:style-name="ce12" table:number-columns-repeated="2"/>
          <table:table-cell table:number-columns-repeated="1016"/>
        </table:table-row>
        <table:table-row table:style-name="ro63">
          <table:table-cell table:style-name="ce6" office:value-type="string" calcext:value-type="string">
            <text:p>26 - Associar células de dados às células de cabeçalho</text:p>
          </table:table-cell>
          <table:table-cell table:style-name="ce11" office:value-type="string" calcext:value-type="string">
            <text:p>As tabelas possuem células associadas? </text:p>
          </table:table-cell>
          <table:table-cell table:number-columns-repeated="2" table:style-name="ce17" office:value-type="string" calcext:value-type="string">
            <text:p>SIM</text:p>
          </table:table-cell>
          <table:table-cell table:style-name="ce12" office:value-type="string" calcext:value-type="string">
            <text:p>Ferramenta: Um leitor de telas (NVDA, Jaws, Orca, VoiceOver, TalkBack) </text:p>
            <text:p/>
            <text:p>Navegar pelas tabelas da página e verificar se ao acessar uma célula da tabela, o título coluna/linha é pronunciado pelo leitor de telas. (exemplo: em uma tabela contendo as colunas Nome e Data de Nascimento, ao se navegar nas linha de dados da tabela, se estas estiverem associadas ao cabeçalho das colunas, o leitor pronunciará “Linha 1, Nome, Fulano de Tal, Data de Nascimento, 25/12/1998, Linha 2, Nome, Beltrano, Data de Nascimento, 30/06/2000...”</text:p>
          </table:table-cell>
          <table:table-cell table:style-name="ce12" table:number-columns-repeated="2"/>
          <table:table-cell table:number-columns-repeated="1016"/>
        </table:table-row>
        <table:table-row table:style-name="ro15">
          <table:table-cell table:style-name="ce5" office:value-type="string" calcext:value-type="string" table:number-columns-spanned="1" table:number-rows-spanned="3">
            <text:p>27 - Garantir a leitura e compreensão das informações</text:p>
          </table:table-cell>
          <table:table-cell table:style-name="ce11" office:value-type="string" calcext:value-type="string">
            <text:p>Há informações confusas, erros ortográficos, palavras em outro idioma sem tradução?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Verificar se no texto existem informações confusas, erros ortográficos e palavras em outro idioma sem tradução.</text:p>
          </table:table-cell>
          <table:table-cell table:style-name="ce12" table:number-columns-repeated="2"/>
          <table:table-cell table:number-columns-repeated="1016"/>
        </table:table-row>
        <table:table-row table:style-name="ro42">
          <table:covered-table-cell table:style-name="ce6"/>
          <table:table-cell table:style-name="ce12" office:value-type="string" calcext:value-type="string">
            <text:p>Há uso de texto com alinhamento justificado?</text:p>
          </table:table-cell>
          <table:table-cell table:style-name="ce17" office:value-type="string" calcext:value-type="string">
            <text:p>SIM</text:p>
          </table:table-cell>
          <table:table-cell table:style-name="ce17" office:value-type="string" calcext:value-type="string">
            <text:p>Não</text:p>
          </table:table-cell>
          <table:table-cell table:style-name="ce12" office:value-type="string" calcext:value-type="string">
            <text:p>Verificar se existem textos justificados.</text:p>
          </table:table-cell>
          <table:table-cell table:style-name="ce12" table:number-columns-repeated="2"/>
          <table:table-cell table:number-columns-repeated="1016"/>
        </table:table-row>
        <table:table-row table:style-name="ro42">
          <table:covered-table-cell table:style-name="ce6"/>
          <table:table-cell table:style-name="ce11" office:value-type="string" calcext:value-type="string">
            <text:p>O espaçamento é igual ou superior a 1.5?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o espaçamento do texto é maior ou superior 1.5.</text:p>
          </table:table-cell>
          <table:table-cell table:style-name="ce12" table:number-columns-repeated="2"/>
          <table:table-cell table:number-columns-repeated="1016"/>
        </table:table-row>
        <table:table-row table:style-name="ro64">
          <table:table-cell table:style-name="ce6" office:value-type="string" calcext:value-type="string">
            <text:p>28 - Disponibilizar uma explicação para siglas, abreviaturas e palavras incomuns</text:p>
          </table:table-cell>
          <table:table-cell table:style-name="ce12" office:value-type="string" calcext:value-type="string">
            <text:p>As siglas possuem descrição?</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existem siglas no texto da página e verificar se estas são explicadas no próprio texto ou em um glossário.</text:p>
          </table:table-cell>
          <table:table-cell table:style-name="ce12" table:number-columns-repeated="2"/>
          <table:table-cell table:number-columns-repeated="1016"/>
        </table:table-row>
        <table:table-row table:style-name="ro65">
          <table:table-cell table:style-name="ce5" office:value-type="string" calcext:value-type="string" table:number-columns-spanned="1" table:number-rows-spanned="2">
            <text:p>29 - Oferecer contraste mínimo entre plano de fundo e primeiro plano</text:p>
          </table:table-cell>
          <table:table-cell table:style-name="ce11" office:value-type="string" calcext:value-type="string">
            <text:p>É oferecida opção de alto contraste?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O verificar se a funcionalidade de acionar a opção de alto contraste está presente e funcional.</text:p>
          </table:table-cell>
          <table:table-cell table:style-name="ce12" table:number-columns-repeated="2"/>
          <table:table-cell table:number-columns-repeated="1016"/>
        </table:table-row>
        <table:table-row table:style-name="ro34">
          <table:covered-table-cell table:style-name="ce6"/>
          <table:table-cell table:style-name="ce11" office:value-type="string" calcext:value-type="string">
            <text:p>As combinações de cores dos atributos BGCOLOR e COLOR e as imagens que apresentam textos informacionais apresentam relação de contraste igual ou superior a 4,5:1? </text:p>
          </table:table-cell>
          <table:table-cell table:number-columns-repeated="2" table:style-name="ce17" office:value-type="string" calcext:value-type="string">
            <text:p>SIM</text:p>
          </table:table-cell>
          <table:table-cell table:style-name="ce12" office:value-type="string" calcext:value-type="string">
            <text:p>Ferramenta: Color Contrast Analyser plugin para o navegador Chrome (<text:a xlink:href="https://chrome.google.com/webstore/detail/color-contrast-analyzer/dagdlcijhfbmgkjokkjicnnfimlebcll" xlink:type="simple">https://chrome.google.com/webstore/detail/color-contrast-analyzer/dagdlcijhfbmgkjokkjicnnfimlebcll</text:a> )</text:p>
            <text:p/>
            <text:p>Acionar o plugin, selecionar a opção de Level, Non-Bold Text (4.5:1), escolher a opção de análise para página inteira ou parte visível, após o processamento, verificar se na imagem gerada há algum elemento que não tenha sido contornado por uma borda, se houver, esse elemento não possui contraste suficiente.</text:p>
          </table:table-cell>
          <table:table-cell table:style-name="ce12" table:number-columns-repeated="2"/>
          <table:table-cell table:number-columns-repeated="1016"/>
        </table:table-row>
        <table:table-row table:style-name="ro66">
          <table:table-cell table:style-name="ce6" office:value-type="string" calcext:value-type="string">
            <text:p>30 - Não utilizar apenas cor ou outras características sensoriais para diferenciar elementos</text:p>
          </table:table-cell>
          <table:table-cell table:style-name="ce11" office:value-type="string" calcext:value-type="string">
            <text:p>Cor ou outras características sensoriais são utilizadas como únicas forma de transmitir uma informação?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Ferramenta: Um leitor de telas (NVDA, Jaws, Orca, VoiceOver, TalkBack) </text:p>
            <text:p/>
            <text:p>Verificar se existe na página a menção a uma cor como referência única a alguma funcionalidade da página. (exemplo. Em um formulário, há a informação de que os campos em vermelho são obrigatório, porém, o leitor de telas não pode pronunciar que o campo é obrigatório por este não ter sido marcado nem na descrição do campo, nem com recursos como o atributo “title”, “aria-label”, “aria-describedby”.)</text:p>
          </table:table-cell>
          <table:table-cell table:style-name="ce12" table:number-columns-repeated="2"/>
          <table:table-cell table:number-columns-repeated="1016"/>
        </table:table-row>
        <table:table-row table:style-name="ro32">
          <table:table-cell table:style-name="ce5" office:value-type="string" calcext:value-type="string" table:number-columns-spanned="1" table:number-rows-spanned="4">
            <text:p>31 - Permitir redimensionamento sem perda de funcionalidade</text:p>
          </table:table-cell>
          <table:table-cell table:style-name="ce12" office:value-type="string" calcext:value-type="string">
            <text:p>Quando ocorre o redimensionamento, ocorre perda de funcionalidade?</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Aplicando um zoom de 200% na página, verificar se alguma funcionalidade ou informação é perdida.</text:p>
          </table:table-cell>
          <table:table-cell table:style-name="ce12" table:number-columns-repeated="2"/>
          <table:table-cell table:number-columns-repeated="1016"/>
        </table:table-row>
        <table:table-row table:style-name="ro32">
          <table:covered-table-cell table:style-name="ce6"/>
          <table:table-cell table:style-name="ce12" office:value-type="string" calcext:value-type="string">
            <text:p>Quando ocorre o redimensionamento, apenas uma parte dos elementos é ampliada?</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Aplicando um zoom de 200% na página, verificar se alguma funcionalidade ou informação não é ampliada conforme o restante da página.</text:p>
          </table:table-cell>
          <table:table-cell table:style-name="ce12" table:number-columns-repeated="2"/>
          <table:table-cell table:number-columns-repeated="1016"/>
        </table:table-row>
        <table:table-row table:style-name="ro32">
          <table:covered-table-cell table:style-name="ce6"/>
          <table:table-cell table:style-name="ce11" office:value-type="string" calcext:value-type="string">
            <text:p>Quando ocorre o redimensionamento, há inserção de barras de rolagem?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Aplicando um zoom de 200% na página, verificar se é exibida uma barra de rolagem horizontal.</text:p>
          </table:table-cell>
          <table:table-cell table:style-name="ce12" table:number-columns-repeated="2"/>
          <table:table-cell table:number-columns-repeated="1016"/>
        </table:table-row>
        <table:table-row table:style-name="ro32">
          <table:covered-table-cell table:style-name="ce6"/>
          <table:table-cell table:style-name="ce11" office:value-type="string" calcext:value-type="string">
            <text:p>O recurso de redimensionamento de texto permite que o texto chegue a ser 200% do tamanho original?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Aplicando um zoom de 200% na página, verificar se os textos são ampliados de acordo com o zoom aplicado.</text:p>
          </table:table-cell>
          <table:table-cell table:style-name="ce12" table:number-columns-repeated="2"/>
          <table:table-cell table:number-columns-repeated="1016"/>
        </table:table-row>
        <table:table-row table:style-name="ro32">
          <table:table-cell table:style-name="ce5" office:value-type="string" calcext:value-type="string" table:number-columns-spanned="1" table:number-rows-spanned="2">
            <text:p>32 - Possibilitar que o elemento com foco seja visualmente evidente</text:p>
          </table:table-cell>
          <table:table-cell table:style-name="ce11" office:value-type="string" calcext:value-type="string">
            <text:p>Há destaque do foco do elemento ativ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Ao navegar por teclado verificar se o objeto ativo na página é perceptível e se o seu destaque acontece como recomendado pelo eMAG, onde borda deve envolver o elemento com foco deve ter uma espessura mínima de 2px.</text:p>
          </table:table-cell>
          <table:table-cell table:style-name="ce12" table:number-columns-repeated="2"/>
          <table:table-cell table:number-columns-repeated="1016"/>
        </table:table-row>
        <table:table-row table:style-name="ro16">
          <table:covered-table-cell table:style-name="ce6"/>
          <table:table-cell table:style-name="ce12" office:value-type="string" calcext:value-type="string">
            <text:p>O destaque dado ao elemento com foco possui contraste suficiente de acordo com o eMAG?</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Colour Constrast Analyser (<text:a xlink:href="https://www.paciellogroup.com/resources/contrastanalyser/" xlink:type="simple">https://www.paciellogroup.com/resources/contrastanalyser/</text:a>)</text:p>
            <text:p/>
            <text:p>Dar foco em um dos elementos da tela, com o foco vísivel, dar um print na tela. Em um editor de imagem, visualizar o a imagem capturada e com a ferramenta Colour Contrast Analyser, verificar se no objeto ativo a borda de destaque do elemento possui contraste mínimo suficiente, de 4,5:1;</text:p>
            <text:p/>
          </table:table-cell>
          <table:table-cell table:style-name="ce12" table:number-columns-repeated="2"/>
          <table:table-cell table:number-columns-repeated="1016"/>
        </table:table-row>
        <table:table-row table:style-name="ro67">
          <table:table-cell table:style-name="ce5" office:value-type="string" calcext:value-type="string" table:number-columns-spanned="1" table:number-rows-spanned="3">
            <text:p><text:s/>33 – Fornecer alternativa para vídeo</text:p>
          </table:table-cell>
          <table:table-cell table:style-name="ce12" office:value-type="string" calcext:value-type="string">
            <text:p>Os controles de vídeo podem ser ativados por teclado e podem ser acessados usando leitor de telas?</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Existindo vídeo na página que não seja para download do usuário, verificar se existem controles de vídeo e estes controles são acessíveis por teclado e podem ser pronunciados pelo leitor de telas.</text:p>
          </table:table-cell>
          <table:table-cell table:style-name="ce12" table:number-columns-repeated="2"/>
          <table:table-cell table:number-columns-repeated="1016"/>
        </table:table-row>
        <table:table-row table:style-name="ro33">
          <table:covered-table-cell table:style-name="ce6"/>
          <table:table-cell table:style-name="ce11" office:value-type="string" calcext:value-type="string">
            <text:p>O vídeo possui transcrição textual?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está disponível a transcrição textual do conteúdo do vídeo, seja no corpo da página, seja em arquivo para download.</text:p>
          </table:table-cell>
          <table:table-cell table:style-name="ce12" table:number-columns-repeated="2"/>
          <table:table-cell table:number-columns-repeated="1016"/>
        </table:table-row>
        <table:table-row table:style-name="ro65">
          <table:covered-table-cell table:style-name="ce6"/>
          <table:table-cell table:style-name="ce11" office:value-type="string" calcext:value-type="string">
            <text:p>O vídeo possui legenda?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Existindo vídeo na página, verificar se as legendas estão disponíveis.</text:p>
          </table:table-cell>
          <table:table-cell table:style-name="ce12" table:number-columns-repeated="2"/>
          <table:table-cell table:number-columns-repeated="1016"/>
        </table:table-row>
        <table:table-row table:style-name="ro33">
          <table:table-cell table:style-name="ce6" office:value-type="string" calcext:value-type="string">
            <text:p>34 - Fornecer alternativa para áudio</text:p>
          </table:table-cell>
          <table:table-cell table:style-name="ce11" office:value-type="string" calcext:value-type="string">
            <text:p>O áudio possui alternativa textual?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está disponível a transcrição textual do conteúdo do áudio, seja no corpo da página, seja em arquivo para download.</text:p>
          </table:table-cell>
          <table:table-cell table:style-name="ce12" table:number-columns-repeated="2"/>
          <table:table-cell table:number-columns-repeated="1016"/>
        </table:table-row>
        <table:table-row table:style-name="ro35">
          <table:table-cell table:style-name="ce6" office:value-type="string" calcext:value-type="string">
            <text:p>35 - Oferecer audiodescrição para vídeo pré-gravado</text:p>
          </table:table-cell>
          <table:table-cell table:style-name="ce11" office:value-type="string" calcext:value-type="string">
            <text:p>O vídeo possui audiodescriçã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Existindo vídeo na página, e quando a transcrição textual não for suficiente para cobrir todas as informações apresentadas, isso é, as imagens exibidas passas informações que não são coberta por diálogos ou sons, <text:s/>verificar se existe audiodescrição do seu conteúdo como trilha de áudio adicional ou vídeo alternativo com audiodescrição.</text:p>
          </table:table-cell>
          <table:table-cell table:style-name="ce12" table:number-columns-repeated="2"/>
          <table:table-cell table:number-columns-repeated="1016"/>
        </table:table-row>
        <table:table-row table:style-name="ro67">
          <table:table-cell table:style-name="ce5" office:value-type="string" calcext:value-type="string" table:number-columns-spanned="1" table:number-rows-spanned="2">
            <text:p>36 - Fornecer controle de áudio para som</text:p>
          </table:table-cell>
          <table:table-cell table:style-name="ce12" office:value-type="string" calcext:value-type="string">
            <text:p>Os controles de áudio podem ser ativados por teclado e podem ser acessados usando leitor de telas?</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Existindo áudio na página que não seja para download do usuário, verificar se existem controles de áudio e estes controles são acessíveis por teclado e podem ser pronunciados pelo leitor de telas.</text:p>
          </table:table-cell>
          <table:table-cell table:style-name="ce12" table:number-columns-repeated="2"/>
          <table:table-cell table:number-columns-repeated="1016"/>
        </table:table-row>
        <table:table-row table:style-name="ro67">
          <table:covered-table-cell table:style-name="ce6"/>
          <table:table-cell table:style-name="ce11" office:value-type="string" calcext:value-type="string">
            <text:p>Presença de áudio que toca automaticamente em uma página sem opções para pausar? </text:p>
          </table:table-cell>
          <table:table-cell table:number-columns-repeated="2" table:style-name="ce17" office:value-type="string" calcext:value-type="string">
            <text:p>NÃO</text:p>
          </table:table-cell>
          <table:table-cell table:style-name="ce12" office:value-type="string" calcext:value-type="string">
            <text:p>Ferramenta: Um leitor de telas (NVDA, Jaws, Orca, VoiceOver, TalkBack) </text:p>
            <text:p/>
            <text:p>Existindo áudio na página que é iniciado automaticamente, verificar se existem controles de áudio que permitem pausar e parar o áudio, e estes controles são acessíveis por teclado e podem ser pronunciado pelo leitor de telas.</text:p>
          </table:table-cell>
          <table:table-cell table:style-name="ce12" table:number-columns-repeated="2"/>
          <table:table-cell table:number-columns-repeated="1016"/>
        </table:table-row>
        <table:table-row table:style-name="ro35">
          <table:table-cell table:style-name="ce6" office:value-type="string" calcext:value-type="string">
            <text:p>37 - Fornecer controle de animação</text:p>
          </table:table-cell>
          <table:table-cell table:style-name="ce11" office:value-type="string" calcext:value-type="string">
            <text:p>Animações são executadas automaticamente sem opções para pausar e continuar sua execução? </text:p>
          </table:table-cell>
          <table:table-cell table:number-columns-repeated="2" table:style-name="ce17" office:value-type="string" calcext:value-type="string">
            <text:p>NÃO</text:p>
          </table:table-cell>
          <table:table-cell table:style-name="ce12" office:value-type="string" calcext:value-type="string">
            <text:p>Verificar se para cada animação existente na página existem controles que podem ser acionados pelo teclado e que permitem que o usuário possa controlar essas animações. (exemplo: a página implementa um carrossel de imagens e este possui a opção de pausar e continuar a animação e estas opções podem ser ativadas por teclado.)</text:p>
          </table:table-cell>
          <table:table-cell table:style-name="ce12" table:number-columns-repeated="2"/>
          <table:table-cell table:number-columns-repeated="1016"/>
        </table:table-row>
        <table:table-row table:style-name="ro16">
          <table:table-cell table:style-name="ce6" office:value-type="string" calcext:value-type="string">
            <text:p>38 - Fornecer alternativa em texto para os botões de imagem de formulários</text:p>
          </table:table-cell>
          <table:table-cell table:style-name="ce12" office:value-type="string" calcext:value-type="string">
            <text:p>Os botões de imagem possui descrição adequad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Em um formulário, se houver uso de botão do tipo imagem, verificar se este possui descrição através do atributo “alt” e esta descrição é adequada.</text:p>
            <text:p/>
            <text:p>Verificar se botões de outros tipos como reset, submit, button, em que a imagem é incluída por CSS, o atributo “VALUE” possuir valor adequado a funcionalidade do botão. (exemplo: um botão do tipo “reset” possui o atributo “value” com o texto “Limpar” .</text:p>
          </table:table-cell>
          <table:table-cell table:style-name="ce12" table:number-columns-repeated="2"/>
          <table:table-cell table:number-columns-repeated="1016"/>
        </table:table-row>
        <table:table-row table:style-name="ro68">
          <table:table-cell table:style-name="ce6" office:value-type="string" calcext:value-type="string">
            <text:p>39 - Associar etiquetas aos seus campos</text:p>
          </table:table-cell>
          <table:table-cell table:style-name="ce11" office:value-type="string" calcext:value-type="string">
            <text:p>Os campos possuem label associado? </text:p>
          </table:table-cell>
          <table:table-cell table:number-columns-repeated="2"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Forms, View Form Information</text:p>
            <text:p/>
            <text:p>Verificar no relatório exibido se cada um dos campos de cada um dos formulários apresentados, há uma descrição no LABEL adequada.</text:p>
            <text:p/>
            <text:p>Ferramenta: Um leitor de telas (NVDA, Jaws, Orca, VoiceOver, TalkBack) </text:p>
            <text:p/>
            <text:p>Verificar se é possível entender o que deve ser preenchido em cada campo do formulário quando do uso de um leitor de tela.</text:p>
          </table:table-cell>
          <table:table-cell table:style-name="ce12" table:number-columns-repeated="2"/>
          <table:table-cell table:number-columns-repeated="1016"/>
        </table:table-row>
        <table:table-row table:style-name="ro33">
          <table:table-cell table:style-name="ce6" office:value-type="string" calcext:value-type="string">
            <text:p>40 - Estabelecer uma ordem lógica de navegação</text:p>
          </table:table-cell>
          <table:table-cell table:style-name="ce11" office:value-type="string" calcext:value-type="string">
            <text:p>O formulário está com ordem de navegação adequada?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Navegando por teclado utilizando a tecla TAB verificar se a ordem de navegação segue uma lógica e não ocorre aleatoriamente.</text:p>
          </table:table-cell>
          <table:table-cell table:style-name="ce12" table:number-columns-repeated="2"/>
          <table:table-cell table:number-columns-repeated="1016"/>
        </table:table-row>
        <table:table-row table:style-name="ro68">
          <table:table-cell table:style-name="ce6" office:value-type="string" calcext:value-type="string">
            <text:p>41 - Não provocar automaticamente alteração no contexto</text:p>
          </table:table-cell>
          <table:table-cell table:style-name="ce11" office:value-type="string" calcext:value-type="string">
            <text:p>Ocorre alteração automática de contexto sem que o usuário tenha conhecimento?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Ferramenta: Um leitor de telas (NVDA, Jaws, Orca, VoiceOver, TalkBack) </text:p>
            <text:p/>
            <text:p>Durante a navegação por teclado com a tecla TAB, no preenchimento do formulário, verificar se ocorre alguma alteração de contexto de maneira automática, isto é, é aberta  uma nova janela, aberta uma nova página ou há uma reorganização significativa do conteúdo da página.</text:p>
            <text:p/>
            <text:p>Verificar também se o foco é movido do controle atual para um outro local de maneira automática.</text:p>
            <text:p/>
            <text:p>Existindo alterações de contexto, verificar estas são previamente informadas ao usuário e se essas podem ser percebidas pelo usuário de leitor de telas. </text:p>
          </table:table-cell>
          <table:table-cell table:style-name="ce12" table:number-columns-repeated="2"/>
          <table:table-cell table:number-columns-repeated="1016"/>
        </table:table-row>
        <table:table-row table:style-name="ro67">
          <table:table-cell table:style-name="ce5" office:value-type="string" calcext:value-type="string" table:number-columns-spanned="1" table:number-rows-spanned="4">
            <text:p>42 - Fornecer instruções para entrada de dados</text:p>
          </table:table-cell>
          <table:table-cell table:style-name="ce11" office:value-type="string" calcext:value-type="string">
            <text:p>O campo obrigatório é informado somente através de cor? </text:p>
          </table:table-cell>
          <table:table-cell table:style-name="ce17" office:value-type="string" calcext:value-type="string">
            <text:p>NÃO</text:p>
          </table:table-cell>
          <table:table-cell table:style-name="ce17" office:value-type="string" calcext:value-type="string">
            <text:p>Não</text:p>
          </table:table-cell>
          <table:table-cell table:style-name="ce12" office:value-type="string" calcext:value-type="string">
            <text:p>Ferramenta: Um leitor de telas (NVDA, Jaws, Orca, VoiceOver, TalkBack) </text:p>
            <text:p/>
            <text:p>Verificar se os campos de preenchimento obrigatórios são marcados somente por meio de cores o que não permitirá que usuários de leitores de tela ou aqueles que utilizem folhas de CSS próprias não consigam identificá-los.</text:p>
          </table:table-cell>
          <table:table-cell table:style-name="ce12" table:number-columns-repeated="2"/>
          <table:table-cell table:number-columns-repeated="1016"/>
        </table:table-row>
        <table:table-row table:style-name="ro35">
          <table:covered-table-cell table:style-name="ce6"/>
          <table:table-cell table:style-name="ce13" office:value-type="string" calcext:value-type="string">
            <text:p>Todos os campos obrigatórios são informados?</text:p>
          </table:table-cell>
          <table:table-cell table:style-name="ce18"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Verificar se todos os campos de preenchimento obrigatório são informados visualmente e se estes podem ser identificados por leitor de tela.</text:p>
          </table:table-cell>
          <table:table-cell table:style-name="ce12" table:number-columns-repeated="2"/>
          <table:table-cell table:number-columns-repeated="1016"/>
        </table:table-row>
        <table:table-row table:style-name="ro67">
          <table:covered-table-cell table:style-name="ce6"/>
          <table:table-cell table:style-name="ce13" office:value-type="string" calcext:value-type="string">
            <text:p>Campos que exigem uma entrada específica informam como a mesma deve ser?</text:p>
          </table:table-cell>
          <table:table-cell table:style-name="ce18"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Verificar se campos que exigem um formato específico, esta informação é passada visualmente, e ela é pode ser identificada por leitor de tela. (exemplo: um campo de CPF em que devem ser informados somente números)</text:p>
          </table:table-cell>
          <table:table-cell table:style-name="ce12" table:number-columns-repeated="2"/>
          <table:table-cell table:number-columns-repeated="1016"/>
        </table:table-row>
        <table:table-row table:style-name="ro66">
          <table:covered-table-cell table:style-name="ce6"/>
          <table:table-cell table:style-name="ce12" office:value-type="string" calcext:value-type="string">
            <text:p>Campo obrigatório informado somente através de símbolos?</text:p>
          </table:table-cell>
          <table:table-cell table:number-columns-repeated="2" table:style-name="ce17" office:value-type="string" calcext:value-type="string">
            <text:p>NÃO</text:p>
          </table:table-cell>
          <table:table-cell table:style-name="ce12" office:value-type="string" calcext:value-type="string">
            <text:p>Ferramenta: Um leitor de telas (NVDA, Jaws, Orca, VoiceOver, TalkBack) </text:p>
            <text:p/>
            <text:p>Verificar se existem campos obrigatórios que são informados somente através de símbolos como “asterisco”  “*” e se há fornecimento de legenda para identificar o símbolo. (exemplo: em um formulário onde os campos obrigatórios estão visualmente marcados com “*”, há uma legenda informando “Os campos marcados com “*” são obrigatórios), além disso, verificar se a informação “campo obrigatório” é pronunciada pelo leitor de tela.</text:p>
          </table:table-cell>
          <table:table-cell table:style-name="ce12" table:number-columns-repeated="2"/>
          <table:table-cell table:number-columns-repeated="1016"/>
        </table:table-row>
        <table:table-row table:style-name="ro33">
          <table:table-cell table:style-name="ce5" office:value-type="string" calcext:value-type="string" table:number-columns-spanned="1" table:number-rows-spanned="4">
            <text:p>43 - Identificar e descrever erros de entrada de dados e confirmar o envio das informações</text:p>
          </table:table-cell>
          <table:table-cell table:style-name="ce11" office:value-type="string" calcext:value-type="string">
            <text:p>Há mensagem de err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quando ocorre erro no envio ou preenchimento de um formulário, o usuário é informado sobre o erro.</text:p>
          </table:table-cell>
          <table:table-cell table:style-name="ce12" table:number-columns-repeated="2"/>
          <table:table-cell table:number-columns-repeated="1016"/>
        </table:table-row>
        <table:table-row table:style-name="ro32">
          <table:covered-table-cell table:style-name="ce6"/>
          <table:table-cell table:style-name="ce11" office:value-type="string" calcext:value-type="string">
            <text:p>A mensagem de erro é perceptível por leitor de tel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Verificar as mensagens de erro e se estas são pronunciáveis por leitores de tela.</text:p>
          </table:table-cell>
          <table:table-cell table:style-name="ce12" table:number-columns-repeated="2"/>
          <table:table-cell table:number-columns-repeated="1016"/>
        </table:table-row>
        <table:table-row table:style-name="ro32">
          <table:covered-table-cell table:style-name="ce6"/>
          <table:table-cell table:style-name="ce11" office:value-type="string" calcext:value-type="string">
            <text:p>Após a mensagem de erro, o foco é remetido para o início do formulário ou para primeiro campo com erro? </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após o envio do formulário, no caso de retorno de tela com erro, o foco é remetido para o inicio do formulário ou primeiro campo com erro, onde deve estar claro que se trata de página de retorno de erros.</text:p>
          </table:table-cell>
          <table:table-cell table:style-name="ce12" table:number-columns-repeated="2"/>
          <table:table-cell table:number-columns-repeated="1016"/>
        </table:table-row>
        <table:table-row table:style-name="ro32">
          <table:covered-table-cell table:style-name="ce6"/>
          <table:table-cell table:style-name="ce11" office:value-type="string" calcext:value-type="string">
            <text:p>A mensagem de erro descreve claramente o que precisa ser ajustado?</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as mensagens de erro descrevem claramente qual o erro que ocorreu para que este possa corrigir e concluir o envio do formulário.</text:p>
          </table:table-cell>
          <table:table-cell table:style-name="ce12" table:number-columns-repeated="2"/>
          <table:table-cell table:number-columns-repeated="1016"/>
        </table:table-row>
        <table:table-row table:style-name="ro68">
          <table:table-cell table:style-name="ce5" office:value-type="string" calcext:value-type="string" table:number-columns-spanned="1" table:number-rows-spanned="2">
            <text:p>44 - Agrupar campos de formulário</text:p>
          </table:table-cell>
          <table:table-cell table:style-name="ce11" office:value-type="string" calcext:value-type="string">
            <text:p>Os campos correlatos do formulário estão agrupados adequadamente?</text:p>
          </table:table-cell>
          <table:table-cell table:number-columns-repeated="2" table:style-name="ce17" office:value-type="string" calcext:value-type="string">
            <text:p>SIM</text:p>
          </table:table-cell>
          <table:table-cell table:style-name="ce12" office:value-type="string" calcext:value-type="string">
            <text:p>Ferramenta: Web Developer plugin para o navegador Firefox(<text:a xlink:href="https://addons.mozilla.org/pt-br/firefox/addon/web-developer/" xlink:type="simple">https://addons.mozilla.org/pt-br/firefox/addon/web-developer/</text:a> )</text:p>
            <text:p>Na opção Forms, View Form Information</text:p>
            <text:p/>
            <text:p>Verificar se visualmente os campos correlatos estão agrupados.</text:p>
            <text:p/>
            <text:p>Verificar no relatório exibido, na tabela de elementos de cada formulário, se existem elementos do tipo FIELDSET agrupando cada conjunto de campos correlatos do formulário, abaixo de cada FIELDSET estão os campos correlatos por ele agrupados.</text:p>
            <text:p/>
            <text:p>Verificar no código fonte da página  se cada FIELDSET possui um elemento LEGEND.</text:p>
          </table:table-cell>
          <table:table-cell table:style-name="ce12" table:number-columns-repeated="2"/>
          <table:table-cell table:number-columns-repeated="1016"/>
        </table:table-row>
        <table:table-row table:style-name="ro35">
          <table:covered-table-cell table:style-name="ce6"/>
          <table:table-cell table:style-name="ce13" office:value-type="string" calcext:value-type="string">
            <text:p>Em campos de listas de seleção (SELECT) existindo itens correlatos, esses estão agrupados semanticamente? </text:p>
          </table:table-cell>
          <table:table-cell table:style-name="ce18" office:value-type="string" calcext:value-type="string">
            <text:p>NÃO</text:p>
          </table:table-cell>
          <table:table-cell table:style-name="ce17" office:value-type="string" calcext:value-type="string">
            <text:p>SIM</text:p>
          </table:table-cell>
          <table:table-cell table:style-name="ce12" office:value-type="string" calcext:value-type="string">
            <text:p>Verificar se as listas de seleção presentes no formulário possuem dados correlacionados. Identificando esses elementos, conferir se visualmente é possível perceber o agrupamentos dos elementos da lista e se no código da página, os itens da caixa de seleção estão agrupados utilizando o elemento “optgroup”.</text:p>
          </table:table-cell>
          <table:table-cell table:style-name="ce12" table:number-columns-repeated="2"/>
          <table:table-cell table:number-columns-repeated="1016"/>
        </table:table-row>
        <table:table-row table:style-name="ro66">
          <table:table-cell table:style-name="ce8" office:value-type="string" calcext:value-type="string">
            <text:p><text:s/>45 - Fornecer estratégias de segurança específicas ao invés de CAPTCHA</text:p>
          </table:table-cell>
          <table:table-cell table:style-name="ce12" office:value-type="string" calcext:value-type="string">
            <text:p>O mecanismo de identificação de webbots, CAPTCHA, possui alternativa acessível que permite ao usuário, incluindo os que utilizam leitor de tela, concluir sua interação com a página ou serviço de maneira autônoma?</text:p>
          </table:table-cell>
          <table:table-cell table:style-name="ce17" office:value-type="string" calcext:value-type="string">
            <text:p>NÃO</text:p>
          </table:table-cell>
          <table:table-cell table:style-name="ce17" office:value-type="string" calcext:value-type="string">
            <text:p>SIM</text:p>
          </table:table-cell>
          <table:table-cell table:style-name="ce12" office:value-type="string" calcext:value-type="string">
            <text:p>Ferramenta: Um leitor de telas (NVDA, Jaws, Orca, VoiceOver, TalkBack) </text:p>
            <text:p/>
            <text:p>Verificar se existe captcha na página e existindo, verificar se estes são acessíveis por teclado e a usuário de leitores de tela por meio da disponibilização de áudio claro. </text:p>
            <text:p>Verificar se são disponibilizados, também, mecanismos alternativos para proceder com o envio do fomulário como, confirmação por e-mail, confirmação por SMS ou mensagem de voz.</text:p>
          </table:table-cell>
          <table:table-cell table:style-name="ce12" table:number-columns-repeated="2"/>
          <table:table-cell table:number-columns-repeated="1016"/>
        </table:table-row>
        <table:table-row table:style-name="ro69" table:number-rows-repeated="1048453">
          <table:table-cell table:number-columns-repeated="1023"/>
        </table:table-row>
        <table:table-row table:style-name="ro69">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 style:data-style-name="N2" text:time-value="15:52:30.61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4:17:04.869000000</meta:creation-date>
    <dc:date>2016-05-17T16:00:15.489000000</dc:date>
    <meta:editing-duration>PT55M21S</meta:editing-duration>
    <meta:editing-cycles>14</meta:editing-cycles>
    <meta:generator>LibreOffice/5.0.0.5$Windows_x86 LibreOffice_project/1b1a90865e348b492231e1c451437d7a15bb262b</meta:generator>
    <meta:document-statistic meta:table-count="1" meta:cell-count="503" meta:object-count="0"/>
  </office:meta>
</office:document-meta>
</file>